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Security 101- Installing Tails LiveUSB with a Persistent Volume -Full Tutoria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 Account To Laund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 my keys missing from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GUIDE] How to install i2p on 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ould it be dangerous to implement a live chat room into the Forum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ypting a USB Sti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ving Keys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riting a Executable text file in Tails? Help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loning tails with persistence? Changing passphrase to currect persistenc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creating persistent volume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make anonymous public Web announcement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the same thing as TrueCryp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/ recent events, shouldn't we be looking into exactly what spooked Atlanti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ill I be saf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ith persistence as a storage device v bitlocker ec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urging i2p with tails 1.1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s the best anonmonous email that can be used here and real we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ryptome: Privacy and Cybersecurity Illusions Have to Go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4usb import into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body having an issue with persistence under new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F YOU WANT TO STAY ANONYMOUS DONATE TO DARKWALL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00b trying to not make n00b mistakes: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toshi Nakamoto's email is compromis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itmessage with Tails 1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lone tails and persistent volume to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ypting a USB drive. How to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porting a private key out of tails?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LiveUsb on Mac Os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Box from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ing a copy of Tails including the Persistent volu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towithdrawal <text:s/>should be work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ver the right TAILS, I get the wrong sig when I verif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IOS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pying the Persistent folder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eatures that definitely need to be added to SR2.0 (As seen on Evo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ware imposters pretending to be old vendors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 update tails or to not updat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Markets- The Road To Decriminalization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user and vendor system Idea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mage hosting sit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a noob to configure i2p with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emai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peech email service scammed 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Brother QL-500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unning Tails with Persistence - Can't find Public GP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't use Tails as no wireless -- are Live CDs saf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find/extract your secret AND public key pair in tails ? wtf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socks5 or tails needed for her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ustomiz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Trash wont empty. WTF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umbling coins with Electrum inside TAILS inside VM - need opin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MR Black Market Reloaded Leak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is "better"? DarkNets vs Real Lif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rgent Tails Keeps Corrupting the Persistent Driv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ing tails on a mac seems like a lot of a pain in the ass, is it worth i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encrypt message, no option on drop down menu <text:s/>Tails newest vers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ith large amounts of RAM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me newbie questions regarding internet anonymit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help please!! Boot fail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orth using Linux privacy distro on thumb driv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thereum - Next-Gen Crypto-Platform for Next-Gen Decentral Anonymous Marketpla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ansferring my Public+Private keys from GPG4USB to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fully destroy whonix computers quickl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pdat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AM (decentralized anonymous marketplace) â the concep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ood anonymous wallets 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 Bridging Bug? Electrum not connecting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ckup TAILS USB, with Persisten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fried my USB drive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0.22 is ou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multibit to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crub off exif, metadata, and things of this nature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Electrum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ouble upgrad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 gpg problems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tch <text:s/>- Deactivate network and change mac adress in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get large volume of coins anonymou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Help - System clock won't syn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&amp; Wifi Hotspot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: error creating file system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really necessar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rsistent Volume not readable after TAILS upgrade to 1.1.1(resolution included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n people talk about a bu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nuPG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 hel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ich do you prefer whonix or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I would use that I never hear mention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WITH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I make the Tails browser forbid scripts globally by defaul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chat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etting wallet on TAILS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ynx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 or Anonymous Cards with IBA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MAC Chang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BrowserBundle (Linux) and using it on Tails 1.0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to run Tails through a VM on a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secure emai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0.22.1 not boot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't verify Tails 0.22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 Tails from USB - Error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'Not enough space to perform auto upgrade'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witching to tails, curious about cleaning up system before tails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rops for bulk or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to do BEFORE install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: Run Tails on virtualbox with persisten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cking Up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eds may be pursuing buy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Javascript Enabled? [Tails OS]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release candidate. Anybody testing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not clone and install second USB for tails.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Upgrad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TB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ot a strange email today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itmessage Anonymous P2P Messang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ing tails from android phone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ing a Tails USB with a computer that has Truecrypt pre-boot authentication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ing prepaid cards onl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uld our Canadian neighbours be as worri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lite Proxyor added security with Whonix even if I have to pa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SD vs HD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on USB using Macbook Pro w/ Retina Displa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is tails, and how can I use i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wnloading tails updat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ing USB from a Mac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 CITIZENS: U must invoke the 5th amendment or silence will be used against U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ing email account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would you invest $100,000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TAILs Auto-Update auto-verify checksum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Electrum and connection issu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tails on a mac.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.to should I be scar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sue with GnuPg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my anonymity at risk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ymous Email Provid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sign a message in TAILS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sion anon serverless Instant messag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penVPN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201- Anon email tutoria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nting in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with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timming out on interne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d Sig on new TAILS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you install bitmessage on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GNU applet won't recognize pass for my ke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Cantina Marketplace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move Exif data in Tails 1.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with TAILS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get tails to remember noscript setting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help please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ally need help! Can't get cloned TAILS to boot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&amp; Truecrypt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lectrum tails .20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to USB for MAC/OS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ccessing files on HDD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nline Pharmac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Live USB stick fingerprint/identifier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nging identity disabled in TAILS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erifiable ensured set size survey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how the hell do you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meone PLEASE tell me which is the best anonymous email service ATM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inished Installing Tails 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tf happened to my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 anoynomous email services that Shroomery does not prohibi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escrow system for anonymous marketplace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vs Torified Linux VM on a Windows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rbot / orweb anonimity ques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bie Whonix Ques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re Tails and HTTPS Everywhere - Please advise, feeling paranoid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NEED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in profi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VPNs actually make you more anonymou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ying to insall tails no dvd's no windows virtualiza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edit -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equivalent for Mac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ternet Tails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OS distributions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utorial: Portable Encrypted Whonix on a Windows USB Sti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OpenBazaar: Decentralized, anonymous escrow market coming soon**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Ma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runs like Shi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ia USB - Can't establish a Wireless connec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new version - questions.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Ques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centralized Anonymous Marketplac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concer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small question about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system updates which ones if any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turn off Java in tails 22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st Email Service to us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 see a new idenity botton should I be click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With Upgrading to Tails 1.1 from Tails 1.0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ookie Security/Anonymou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iseup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etup LUKS with a secure password prior to access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nual installation of tails on a mac is one way, other option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CHAT + TAILS -- Possib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py and paste in 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rifying Tails with Kleopatra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arkwallet: privacy by default, funding campaign now underwa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 im upgrading Tails and the strangest thing happen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berte vs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tf is persistent volu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bitmessage be installed on Tails 1.0.1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really an essential?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Laptop Thread, for Tails &amp; Other use - Let's talk hardware! -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pdat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email servic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ebay account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rsonal laptop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pgrade, Hel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ymous emai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nu privacy assistan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pdate Tails in Tails Saf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 - No option to decrypt/encrypt in gedit?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email client claws mail troubl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s. not running in virtual machine? unable to find chache fi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with tails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Tails* How to connect when required additional info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ill not let me connect to wifi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 LE tactic many would fall for - Be careful.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lution for how to add/fix Decrypt and Encrypt for gedit on Tails 1.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questions about Tails :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 Careful Vendors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+Electrum wallet+Restore from seed = Impossible to Hack/Seiz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Resolved] Problem regarding Tails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Bitmessag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eck the Security/Privacy-Conscious Email Services here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 dissappear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 and up = screwup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mporting keys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Lapto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idden email service should I us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extract files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Computer for TAILS only: Minimum requirement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pening anonymous Localbitcoin account in Australia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email provid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Privacy App and Sit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ouble booting/install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se Bank to disallow anonymous deposits starting 12/1/201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justments to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ime to upgrade your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..:: SELECTED PAPERS in ANONYMITY - 1977 to 2013 ::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cy &amp; Security proceedures whilst vending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al trouble with decrypting messages not sent through my email clien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<text:s/>Anonymity - well close enough against 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information you have entered is to be sent over an unencrypted (...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spoofing ma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to recover tails persistent volume on formated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mouse and keyboard unresponsiv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it okay to download tails with the computer you plan on using for SR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Whonix updates will not load now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 and Secure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.U. Panel Invites Snowden to Testify on Privacy Breach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fa usb/backtrack/ whonix or tails possib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for Mac?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ecurity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are Tails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uld I be worri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connec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lectrum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most secure USB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wnloading wallet to TAILS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Problems with Captive Porta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mplete Privac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is is odd. Anyone else have this issue with upgrading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with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Whonix Apple/Mac questions! Security Experts! Please read!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and Anonymity Journal Clu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st usb flash driv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ing Tails OS on Parallels for Mac (is it safe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itmessage on 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arkcoin [new fully anonymous cryptocurrency released January 18th]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recommend a good email service provider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S Compromis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w online statu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Hard Drive spin-up?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rsistent has vanished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Mac OS-X Troub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8gb usb tutorial from bazil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 Op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ce dele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 persistent volume in Tails and store Iceweasel settings ther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0.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tails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zille: Tutorial: Bootable and Encrypted Whonix on 8GB USB Sti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pgrading Tails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with Tails Live Operating System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(noob)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ick question regard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itmessage on Tails OS: can't connect to network, suggestion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Homebrew Secuit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ecking TAILS after installation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 Crypt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tecting persistent data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uld I always use tails when accessing silkroa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can I exactly copy my live TAILS USB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garding A specific email provider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gpg4usb run in tails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y do so many in the anonymity community use passive when they mean externa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y can't the PM's be deleted on the Road?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mpletely annonymous lapto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is releas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utorial: Booting Tails from a USB stick on a Ma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postage purchas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un Whonix inside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tter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keylogging and security precau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+ BRIDGE + NEED TO SAFELY ACCESS JAVA SCRIPT CLEARNET SITE. <text:s/>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is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unning Tails on USB 3.0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0.22.1 Stable and released!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me Thoughts on Anonymous Email, Social Graphing, GPG Targetting, ect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oughts on the Future of Anonymous Communication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is the most secure air gap email setu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22 possible Tordate problem in bridge mode help plz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ith i2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bfuscated Bridges in Tails - BRIDGE MOD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xa's Guide to Secure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xa's Guide to Secure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ackBank Market Be carefu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VED: Pete's Protect Yourself Series - Episode 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pgrade without loosing persitance &amp; Ubuntu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"Secure" emai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blets and privac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"DrugMarket" Should be carefu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with connecting tails to the intern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VED: Do forums usually disappear pretty quickl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te's Protect Yourself Series - Episode 1 - Foundation Firs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troducing jitjat.org - anonymous web instant messaging (open source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connections starting u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booting tails USB on new mach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xa's Guide to Secure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to a frien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VED: Should DPR be serving a life sentenc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that enrypts incoming messag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nually Upgrad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uld i use I2p for anonymit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s with shared coin transfers on blockchain via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xa's Guide to Secure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ince I know you won't admit your own VPS provider..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/Whonix 32-bit address space and cold boot attack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VS Telegram, does it seem safe enough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lar vs. MB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on lapto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and Anonymity Journal Clu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a 10.6.8 mac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honix possible random number generator issue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irmware attacks and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audit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nline 'Fingerprints' Try to Deanonymize 'Anonymous'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empo Project - Hardened Privac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+ anonymous IRC client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rsistent on tails without persistent driv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me email alternativ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- Operative system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VED: Pete's Protect Yourself Series - Episode 1 - Foundation Firs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uggable Transports: configuring Obfuscated Bridges in TAILS BRIDGE MOD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can i setup obfs3 and brdgrd in Tails? Also why is this not the standar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orbe's Article 5/18 - "The Only Email System The NSA Can't Access"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nline privacy may necessitate blogs made entirely of captcha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py a complete Tails devi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lad to be here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know how to install Bitmessage in Tails 1.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hould I be worri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out - ***emergency release***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AnONYMOU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sion - Anonymous and serverless instant messag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laws Mail in Tails and SSL to hidden e-mail provider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ld timers should be grandfather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1 GnuPGApplet ~keys~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to a frien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amplification atta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a 10.6.8 mac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the big Heartbleed the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te's Protect Yourself Series - Episode 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VED: TAILS and Whonix possible random number generator issue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ackBank Market Be careful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orgot password, unable to reset, never receive email, ADMIN HEL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eking user ANONYMOU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I make sure and verify that Electrum in Tails is torifi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lectrum 1.9.8 + Tails 1.0, which por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with TAILS pleas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ick question about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 anonymous decentralized marketplace collabora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EMAIL PROVIDERS] Onion based email servic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MG Leak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Choi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iding the contents of a USB stick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comes with electrum wall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GUIDE]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Jabber XMPP with OTR on a hidden service (tails/linux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OPSEC] Tips to stay safe/anonymous on the darkn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tter privacy and security for kali users ( same apply to any distribution 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tter privacy and security for kali users ( same apply to any distribution 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ation 10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Whonix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rifying sig TAILS fail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f you need anon email TUT *added how to resolve sending issue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deo Host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100 vs old 10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able USB sti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arning: There is a MITM (Man In The Middle) in your modem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email op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 safe email service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AD and never be cracked/keylogg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ed email adresses and passwords... ;)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0.1 is out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anyone seen that the website was 'hacked'? (slight defacement) 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utorial on how to install Tails onto a USB driv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101- Installing Tails Live with a Persistant Volume-Full Tutoria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 RESEARCH ** EMAIL PROVID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rowser fingerprinting? Protection with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not saving system preferences - How to enabl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cluding five eyes nodes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if there is a DNS Lea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Bootable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/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rdering laptop can be trac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dobe Flash leak your I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backup TailsDATA? Possible to clone USB driv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Opening Anonymous Australian Bank Account** ULTIMATE GUIDE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 reason NOT to use the new Electrum wallet in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nnect to VPS from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domain and hosting for 100% an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on 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cumentary on internet privacy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cument Collaboration - as secure as it can b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M (Encrypted) + Tails Setup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lem lots of people asking this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usb vs tails live c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questio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in Virtualbox vs. Tails in Virtualbo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ite new to be anonim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tonMail.ch - end to end encrypted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computer recommendations for v1.3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unning my Tails USB on Virtualbo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ypted USB for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 with Tails on Ma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error when try to configure persistent volu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e Sure you are not Leaking WebRTC !! If you can see your real IP 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MUST HAVE ***Invisible Money***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lem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asiest way to prevent DNS leak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nging dns and vpngate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sktop Wallets on Tails Live USB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+ WINE = Permission deni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32GB PENDRIVE with whonix. whats nex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ips for Staying Anon Withdrawing from ATM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ilk Road Reloadedâ Adopts I2P Anonymous Network and Darkcoi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Changes -- Help Threa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box or vmware in whonix or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- Save Firefox add-on to Persistan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sh tails 1.2.2 clone unable to boot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TAILS QUESTION ** Latest Version 1.2.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connect to intern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imple tactic to prevent DNS lea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ternet not connecting in TAILS??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Tails under Virtualbo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 need to to transfer all my keys from GNU Privacy assistan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mvare vs Virtualbo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lashdrive Encryption with passphrase via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H9's official review on the twins product :D BE AWARE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sync workaroun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 + SOCKS5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SA TAO Exploit of Whonix Qubes - EGOTISTICALSHALLOT - Martin Peck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mallest way to transport OS/Computer TAILS OR PI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provider is bes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bsolutely necessary to update to new version of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nfused---Chaining SOCKS5 on TAILS using ProxyChai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M/whonix in tails/libert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encryption and becoming anonymous on the internet for Windows 7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M-&gt;Whonix-&gt;Windows? Chaining quest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SOCKS Help, please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do I need to do to become fully anon when browsing/ordring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lectrum wallet on latest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+ Bitmessage &gt;&gt;&gt; Possible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ing a laptop run off TAILS with out usb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mall TAILS concern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On Ipredia OS 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Evolution blend/mix/wash your coins while waiting to be dispersed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unning TAILS from virtual bo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ing RDP on Whonix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Kali +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book- Security &amp; Anonymity Set up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nderkill or Overkill on Anonymit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 safe?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101- Installing Tails LiveUSB with a Persistent Volume -Ful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e/Anon on Mac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ccessing VPS with GUI from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ich USB do you use for tail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make an Tails USB for mac on window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ing my laptop fully anon and secur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is best for securit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keep anonymity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opping DNS Leak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nually Upgrading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 need to to transfer all my keys from GNU Privacy assistan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can i setup obfs3 and brdgrd in Tails? Also why is this not the standar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I make sure and verify that Electrum in Tails is torified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blems with bridges config o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GUIDE] Tails 1.3.2 with Persisten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Tails Issues thread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get Tails to work on a machine that came with windows 8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PS - Will I be going to court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find my Public key in Tail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 careful vendors!!!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oot TAILS in UEFI mode instead of switching to Legacy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 aware of impost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ilk Road Reloadedâ Adopts I2P Anonymous Network and Darkcoin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Psec Email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Tails &gt; RDP Tutorial!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fails to connect to wifi and etherne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ickr on Tails / multi person chat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"The Email Service The Dark Web Is Actually Using"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feds may be pursuing buyer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us domestic money transmission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o job, online shopping, prepaid cards?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nline SMS servic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mac changer to use on a mac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.R think smarter not harder change the location of ur servers... 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y you SHOULDN'T use sheepmarket -read-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y don't vendors use BitMessage to communicate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guys use chat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Disable internet before sleep/restart on Mac ***v1.0.1***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-vendors and scam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y so difficulut MAC!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lock chain shared send.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ncrypting Sensitive Files on Mac OSX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ere to buy safe Socks5 proxies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et location on localbitcoin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Gibiru and Proxy on clearnet.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bitcoinfog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 of Command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Official 'Ghost of Steve Jobs' SR Mac Setup, Safety and Survival Q&amp;A Thread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vendors use reddit without compromising their I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Vip72.com safe? R u using it? (&amp; some opinion about my level of anonymity)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afety on mac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vendors use reddit without compromising their I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ac firmware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orbox leaked clearnet IP? 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Dont use AirVPN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ivate Proxies / Blacklisting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Private Proxie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nge user name in middle of transaction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the Multisignature Payment System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eak in Windows VM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re RDP IP Addresses Business or Residential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PS/RDP or VIP72? Need some quality info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one else's VIP72 socks dodgy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many of you actually use Sandbox or Vm's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3G Dongle, Socks, Vmware...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riginating IP log on RD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SEC on MAC OS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i use RD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lean Texas I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omments on setup plz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kype+sock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K Socks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Dedicated proxy provider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recommended set-up for me!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iding Server I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i get sock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y-hide-IP ?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or Socks with Tail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"unexpected error occured"... any other similar sites out there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ick question on socks and proxy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Fedora 21 setting up socks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me vendors dont use MBB!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afely use RD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CP/IP monitoring which tool to use 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for ally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irefox configuration Setup. (about:config)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ies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RGENT - how do i chain socks5 in Whonix virtual machine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ac adresse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rtualBox Proxy Option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down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Escort VS VIP7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ed of socks5 with vip7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Question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ending on other market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of a VM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irefox keeps crashing when i use vip72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ip: Don't use the same password on Evo and the forum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dedicated I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rvice providers DNS sever IP showing on check2i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oof my I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chains on TAILS1.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you add a Socks proxy to TAILS OS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asking MAC/I.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/need a Socks5 for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VIP72 in Whonix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ich is the best socks5 to use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ticky ISP to geolocation and MAC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ich server do You personally use at Mullvad 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vendors use reddit without compromising their IP?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e more reason NOT to use Window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Do NOT use Windows or Mac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ENDORS use BITMESSAGE!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ANACEA tips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ANACEA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&gt; tor &gt; SSH proxy /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paration of Clearnet and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BOX - The new best choice for secure Tor Emailing? Please Advise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cument Types that _do_not_ access the interne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eleting browser histor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-TOR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lectrum / Tor proxy command lin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d not mixed coi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R2.5 login - Is captcha possibl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3.5 [OSX 10.6+] ~ <text:s/>Dec 17 20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 to those who do business through the forums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connect to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curity advisory: "relay early" traffic confirmation attac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host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ake Tor browser for iOS laced with adware, spyware, members war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stor: Forensic analysis of Tor us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o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Security Advisory Relay Early Traffic Confirmation Attac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shredded files be detected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asic tor over public wifi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pdat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2.3.25-14 Linux / OSX / Window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----------VPS----------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rainstorm: Future Crypto-Mining and Tor Live C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 up your own Tor relay and use it as a safe entry guard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rrect setup for TOR + lynx on FreeBSD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 about latest vers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tting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ails more secure than Tor 3.5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afe-mail is acting VERY fucked up and its not TOR related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help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date TOR - New release is ou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ega Newbie Guide (GnuPT,Tor,TrueCrypt, BTC Mixing and more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1 -- [May 6 2014]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ing a Tor Relay... Safety precautions, concer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+ Onion Pi = Tor throug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sting for Tor sit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 (Newbies READ)*UPDATED*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.21 Tor error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tor to relay makes tor faster and helps S.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used Tor from Windows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send pics through the forums 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reating blockchain from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brary Computers Wifi Hotspots and protable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to make a facebook accoun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not working 'refused by peer'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ever activate a Tracfone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atellite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other applica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4.0.1 -- Oct 30 20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run TOR -&gt; VPN GUIDE..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curity? Maybe not so secure depending on your network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sync my old settings with latest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uld the CoinValidator scheme still work against something like zerocoi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grading Tor -- knee-jerk reactio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have tor set up on my iron key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5.4 -- Apr 7 2014 {win / osx / Linux}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leasd read these tor logs need opin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gp4win not safe??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orbes article out today about a Tor "Political Assisination Market"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s the best and safest TOR email servic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s a good tor based email service: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o sell off my BTC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 and GCHQ agents 'leak Tor bugs', alleges develop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s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ing for Astors guide on how to setup a Tor rela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Hackers promise to break Tor on a $3,000 budget" - Scary stuff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ooki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set up a TOR email address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Kali Linux" +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File Hosting - Option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- Safe &amp; Secure TOR Guid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to pirate movie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1.2 Tor Browser - Bridge Err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AFE MAIL DOWN, ALSO TOR BUNDLE UPDATE AN EXE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,Vidalia problem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R's take on BMR's "Tor is not big enough"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we get pwnt with these animated GIFs throug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/DOD exit nod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not connect to Tor in TAIL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just reopened Tor and Sr and i was already logged i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entry guard parameters o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for getting BTC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new Tor Browser Bundle is read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atest articles/intel on Tor/SR related securit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acebook Account +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niffer dogs not trained to smell certain substance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hat for Windows - Secure Messaging System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Browser iOS app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ere anything more I can do to hide my IP address besides using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e&gt;ISP&gt;VPN&gt;Tor vs Me&gt;ISP&gt;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ich is better, VPN or bridge &gt; Tor 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ips on buying a laptop as anoymously as possibl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disable tor in tail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access a site on tor and getting this message in 'message log'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bile Onion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icrobiologist in need of assistance. Looking to open shroomery through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and persistent TOR entry guards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safe to have a clearnet site open on google chrome while being on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il url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st of Bitcoin Mixer Tumblers Clearnet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doesn't wor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Your own TOR Relay, Bridge, Private Bridges, or outproxy in your own nam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 you download TOR update and gpg sftwre via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ELP tor transports bundl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2.3.25-15) Linux / Win / OSX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: Tor pluggable transports Browser Bundle (2.4.18-rc-2) Linux x86_64 &amp; x8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undle and gpg4usb on USB drive and use on different computer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tting Up a Secure Point of Access Ques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+tor? or just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1.2 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5.2 DOWNLOAD NOW!!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ime to update TOR everyon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&amp; Tor combo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3.6.3 -- Jul 24 2014 {Linux, OSX, Windows}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sable scripts globally in TB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chat/TOR Hidden Service Piggybacked o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blem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re is a 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eanonymization of TOR hidden services - Read this -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pletely erasing TOR and GPGSuite from your Mac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 +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LE track you when you use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Tormail replacement - The Lelantos Projec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keep hearing use tor for this and that but java is disabl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body here use a vpn on top of tails/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BI Has Tor Mail Entire Databas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re is a 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 YOU think TOR is still safe from GOVT spying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dated to new Tor Bundle and have some ques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he FBI is actually capable of attacking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ke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eliable tor host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: Academic papers on Tor securit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ecent 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unning BitCoin QT Client via Tor Prox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: Tor Browser Bundle 3.5rc1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 and GCHQ target Tor network that protects anonymity of web user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increase Tor Stealth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[Browsing TOR through Tails]How unique is your system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USERS MUST READ [Iceweasel/tor update]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&gt;Tor - Tor&gt;VPN Deb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s regarding Tor and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as a Single Tor/Public Wifi User Ever Been Caugh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.i2p websit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alidating Your Tor Browse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st TOR settings for MAC user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Fake Tor Browser Bundle Link and Fake Forum Link by PM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3.5.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seem slow... to star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safest, most secure tor browser settings to use while still having acces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esistan volume not work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pluggable Transports Bundle (2.4.17-rc-1) Linux / osx / win (2013-11-01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re was a warning before SR went down, DPR and the Admins kept us in the dark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llegal to use TOR or even be on SilkRoad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pen at the same time as Chrome/FF/IE legit reason to worry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re there any groups who hack tor so the security risks can be fixed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se hushmail o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dating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with safe-mail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M from Silkroad Tor Update - Do not download - Virus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ilk Road not down its under ATTAC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**liberte linux &amp; the tor browser bundle updating**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login/pw securit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uld a DDOS Attack be used to triangulate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uld someone give an example of an 'anonymizing middle box running Tor'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ere a definitive answer? (Tor----&gt;VPN vs. VPN----&gt;Tor?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nable of disable Https on 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st email to use wit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 -- [Apr 29 2014] whats new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learnet +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weaking Tor Settings for faster page load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Now available.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ISP see what you do on tor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disable java in the new Tor Browser 3.5rc1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i Tor Proxy leaking DNS, any sugges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 up a TOR rela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OUTDATED/VULNERABLE BROWSER DETECT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unning I2P over Tor - ultimate security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pdate Differnt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st TOR friendly email provider? So many have come and gone.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3.6.6 is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undle 3.5 Vs. Tails?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safe is it to watch videos on youtube throug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ke TOR use certain Relay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disable javascript on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safe is using tor over a mobile hotspot, paid for in cash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OINT NSA GCHQ DOC entitled TOR STINKS We will never be able to de-anonymize.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5.1 -- Jan 22 2014 -Linux64/32,win,osx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secure is Pidgin (setup to run through Tor) using OTR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afe mail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anyone using the new Tor bundle 3.5.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st practices for Tor use, in light of <text:s/>the fuckery thats going 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undle 4.0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3.5 [Linux 32] ~ Dec 17 20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nfigure TOR -&gt;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BI exposes Tor Users on kiddie Porn site.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curity question..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n't forget who created Tor and who is maintaining i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ELP tor portable transports bundl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tting up: router with a VPN + an anonymizing middle box running Tor + Qubes O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-beta-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iceweasel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tor identities revail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Version of Tor different from other vers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toring bitcoins on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wling for Tor Hidden Services: Detection, Measurement, Deanonymiza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and watching youtube videos throug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elp routing BTC wallet through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disable pictures in Tor Browser 3.5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undle update doesnt have disable Javascrip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still really that effective still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rrect way to disable Java Script on the new Tor Bundl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bundle Tor Browser 3.5.3-Window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ing an avatar picture to the forums and photos to tor safely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, SCAM messages asking you to download 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and other browsers at the same time. Security risk?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(Pogoplug Safeplug) Routes all home internet traffic through tor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.info create account using Tor or.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eally weird discovery with 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re all websites on Tor programmed in PHP? Or just Tor Hidden Service Website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date about SR1-info, transactions and all that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dify Tor Browser settings in Tail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someone please explain/clarify the purpose of using a Tor-btc client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 - URSS ISSU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mage Host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a tor email accoun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uple things about TOR Cha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 with properly configured TOR, or is Tails necessary?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urning the standard TOR Brower into a PirateBay browse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can connect to tor but not to ANY .onion sites...... HELP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 time correct but Tor Network saying Im 2hours into the futur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ould I DL Tails on Tor or Not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fingerprints left. Could I be caught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giving me "Couldn't load XPCOM"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using tor on default setting safe enough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does tor only have 3000 server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ous email that can be accessed with TOR with Javascipt disabled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o sell btc on localbitcoi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CAM ALERT: Received message on the forum advising to upgrade my TOR bundle-SCAM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ha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es tor work? Will someone know if I..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veryones TOR Usage? The MOST secure way to connect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cripts on top of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it timestamp leak over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ed flagged if tracked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now accepting BTC dona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localbitcoins and blockchain o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eceving these notice`s via terminal when connecting to Tor via Ubuntu 14.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ansomware Is Distributed Via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cking USPS shipments - with TOR or withou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'Back-up' Security-discussion Forum &amp; Tor-land VPS/Forum Hosting Service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-&gt;GREAT&lt;- Speach from Applebaum RE: Tor/SilkRoad bus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-gurus? Controlling both ends of a Tor circuit? How can do? (NSA report!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oughts on Freenet &amp; Freemail with Tor acces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luggable Transports + VPN = ?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Relay &amp; Exit fund | Improve the network and anonymity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CHAT safe to use ? Even without Tor open 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my USB that has trucryp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An Adversary See: TOR Exit Node or VPN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ederal Agents Pierce Tor Web-Anonymity Tool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vil tor relay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or-BSD Diversity Project (TDP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sets sights on Tor Networ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4.5 is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[article] Tor connections to hidden services could be easy to de-anonymiz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 TOR wanting tips and advic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p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&gt; tor &gt;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droid Tor Browser sav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released October 15, 20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lert securety breach on the tor network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money earned through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Config New Stuff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(TBB) 4.5.3 released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4.0.8 is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version of Tor Bundle you are using may be vulnerabl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How people get busted using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RT: TOR is NOT PRISM Proof"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 &amp; GCHQ Employees Submit Bug Reports to Tor Projec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bitcoin w/Blockchain.info tor site - OPsec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UD Central: A new dark net Reddit alternativ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The Hub v. Tor Projec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box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Tor-to-VPN-to-clear ne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Update 4.04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people get busted using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If so many bad things happen on tor, how come the goverment funds it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o many dealers, not enough law enforcement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he's not denying he's DPR anymore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would astor, pine, kmfkewm, Nightcrawler, etc... use Tor safely today? SRF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, Tor Browser Bundle (TBB) Updated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vpn in TAILS (&amp; perennial frustrations thereof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ke your own TOR Gateway with the Raspberry Pi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reeBSD +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3.6.6 is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(TBB) 4.5.2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etowork Configuration Ques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ich document types _do_not_ access the internet ?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not connect to tor homepage in U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-to-VPN-to-clear ne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 TOR wanting tips and advic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safe to browse through reddit via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What do you use Tor/I2P/Freenet f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re all websites on Tor programmed in PHP? Or just Tor Hidden Service Website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E AWARE: Blockchain.info &amp;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upermarket etc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with tor servers in iran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active attack to decloak tor users for 5 month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 4.0.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people get busted using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xkeyscorerules target tor and tail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and public wifi - TOR won't connec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0-day ddos attack to TOR hidden services! Vulnerable all versions WATCH CLOSEL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Is there a site on tor where services are rated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he's not denying he's DPR anymore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rowser fingerprint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hain Socks After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ke Tails save TOR browser config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[Article] Hackers build a new Tor client designed to beat the NSA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OVED: 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0-day ddos attack to TOR hidden services! Vulnerable all versions WATCH CLOSEL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4.0.5 is releas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? New malware found on TOR network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? New malware found on TOR network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[INTRO] AGAPE Market - TOR Marketplace that cares about humanity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hidden services best practic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know of any movie downloading/streaming sites on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ilk Road 2 (SR2) sellers identified over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afe using strongvpn while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ing suspicious exit node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revelations about NSA surveillance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*MAJOR* TOR Security Advisory - .onion hosts especially beware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or connections to hidden services could be easy to de-anonymize"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I use tor on the trai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AFE way to CHAT in Tor environment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ree manual for Sylpheed mail client + Lelantos Tor webmail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like to try Ricochet IM (Tor) with somebody pleas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: Chat Securely &amp; Anonymously (Jabber+Tor/OTR/Ricochet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: Chat Securely &amp; Anonymously (Jabber+Tor/OTR/Ricochet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: Chat Securely &amp; Anonymously (Jabber+Tor/OTR/Ricochet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amp;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nect a vpn with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nnection to tor slow when using relay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SECURITY FLAW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BB 3.5 - no Vidalia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ob question: how to disable java in tor browse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3G/4G USB stick for utilising tor outside of your home network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SA &amp; GCHQ Employees Submit Bug Reports to Tor Projec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rvice Compromised By Unknown Attackers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uide TOR &gt; Proxifier &gt; vip72 Configuratio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uilt-in laptop cam light came on, then off when I taped over it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Complete How To: Access and Use I2P &amp; TheMarketplace $1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&gt;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Socks5 with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onix =&gt; VPN =&gt; Tor =&gt; VPS =&gt; VPS... Need some advice in confi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PA not working as expecte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amp; socks saf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nect to VPS from TOR? (linux)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proxychain Tor &gt; VP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 anyone explain how to configure proxifier to work for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f tor blocks javascripts globally why does it include 40 JS in the TB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proxychain Tor &gt; VP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fix system time when using TOR and SOCKS5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artvpn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, opera ect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guard a legit vpn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, VPN and RDP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onix/TOR and ISP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+ socks5 on top? Help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lmost There - Tor/Firefox conflicting!!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+ Tor Browser Bundle Err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ttings, PLEASE !!! advice needed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working on Windows 8.1 computer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cking thru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pinions/Facts about Tor Project's Orbot for Androi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SOCKS5 into TOR Browse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pictures in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-&gt; TOR -&gt; vp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after Tor exit node: does it really make sens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&gt; TOR stand alone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/Whonix Chain DNS Leak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NS Leak wit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ails -&gt; VPN -&gt;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Vip72 socks with tor!!!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tting up vip72 and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[1.2]/Linux VPN over TOR: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learNet don't like Tails/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ittylicious - IP address 'dirtied' by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rnegie Mellon Tor Hack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 up tails -&gt; vpn -&gt; tor -&gt; socks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5 with Tor problem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vpn -&gt; rdp/sock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nect vpn over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sable java in tor confi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tuff to reduce browser fingerprint/uniqueness in whonix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Tor and VPN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elp Request: Tor Adjustments for Security? &amp; A Few More Question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can i make a email at gmail or outlook using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hain vip72(socks5) with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consequence of logging into FB or hotmail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need help on Chaining SOCKS5 with Tor.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- TOR or TOR - VPN 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do not use vpn when connect to the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or VIP72 with PayPal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elp fixing errors while running TOR on ubuntu 14.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doing Tor --&gt; socks5 proxy --&gt; destination website in this setup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check that <text:s/>i am going vpn &gt;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&gt;VPN=Jail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vpn without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safe to browse the clearnet on a separate browse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nect Socks5&lt;TOR [ Paying $5 ]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Pidgin OTR safe If I configure it to go through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would astor, pine, kmfkewm, Nightcrawler, etc... use Tor safely today? SRF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for you all, If you used a bot net to add nodes to tor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PT attacks via the Tor network, âOnionDukeâ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81% of Tor users can be de-anonymised by analysing router information, research 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0-day ddos attack to TOR hidden services! Vulnerable all versions WATCH CLOSELY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PT attacks via the Tor network, âOnionDukeâ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Lelantos down? If so what is another tor friendly email servic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BC and TOR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Private Internet Access enough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malware found on TOR network?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Keeping yourself as safe as possibl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ad things can happen in the Dark World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PLETE MULTISIG ORDER OFF-LINE - update pending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 date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grade tor tails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account hacked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OKpay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ing TAILS through vpn or proxy, is it possibl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eferred VPN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best free VPN to browse clearnet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it okay to read the forum just using vpn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's that accpet BTC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d proxy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Van someone decrypt my infoin a vpn tunne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mail2tor.com email service dea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good coin tumbler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st of USA based VPN's that accept BTC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a VPN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create my own anonymous home server to use as a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cal bit coins, safe to use same account still 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den Service URLs Changing to 52 Character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y good news about Mt. Gox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a "real" email for LocalBitcoins.com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are the best VPN servers 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you can recommen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best free VPN to browse clearnet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exactly to run TOR then a VPN &amp; better security with 2 x active VPN servic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ails through VPN via 2nd compute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itquick.com any thoughts? another option to get coi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ccount setting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ow is a good time to review your OPSEC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Hulu know I'm using a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a good tumble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s That Take Your Anonymity Seriously, 2013 Editio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s anyone used cashintocoins.co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that doesn't log and accepts bitcoin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w buyer account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ails and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ecautions to take while on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d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ccount has been hacke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happens if two computers ran the same hidden servic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one computer and account for browsing and another for purchas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many people use a VPN/proxy servic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aying a vendor from localbitcoins.co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deepdotweb.com a LE trap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fp &amp; acc reports a good read for those who do there homework 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crypted VPN <text:s/>or Anonymoussurfing softwar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structing pretty good anon Computer! <text:s/>Harddriveless Computers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not access account due to two factor authenticatio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s anyone yet got a VPN working with tails!!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option for security if a VPN is a must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(S) Stopping all traffic when activate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sting hello world hidden service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ccount Hi-Jacke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do you think of VPN s 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à¸¿itcoins being discussed right now on CoasttocoastAM.com overnite Radio Show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provider that accepts BTC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*WARNING- DPR Account might be Compromised!***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guidance fast! Trojan attack on computer and account hacked!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ivacy-focused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ust after setting up a VPN and it sped up my connection? This possibl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rzip from Torzip.com -- trojaned utility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vering stolen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LL: How many people out here actually use a VPN while buying/selling? Curious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install mullvad (VPN) on tails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itstamp Account Verification Bypass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VPN Debate... Continued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mailtor.net down for goo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using Two-Factor Verification really a good idea for buyers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distro of linux to use with a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undamental, but concerning, VPN questio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's and whonix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elantos Sub-Account email proble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such a thing on the Darkweb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end0r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tate-level hidden service uncloaking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ank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VED: https://bitlaunder.co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nionshop Guide: How to set up a hidden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VED: Is there a recommend file server for PDF, video and/or audio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uge Security Flaw Leaks VPN Usersâ Real IP-Address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Fentanyl vendo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y Good Markets Open Still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nyone uses this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ally good video about opsec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sting a hidden service on a VP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itcoinfog.com, safepostage.com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y Good Markets Open Still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ybody ever use PTShamrock dot com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tate-level hidden service uncloaking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ratings 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Swedish VPN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ccount &lt;REDACTED&gt; 4sal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itcoinfog.com, safepostage.com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: Are these 2 ones bad 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 petition to amend Internal Revenue Service (IRS) Notice 2014-Coindesk ref: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&amp; Tail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es anyone have a registered "Grams"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t access to an online back account of a random guy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keylogge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our account is temporarily limited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bout the VPS issue (security implications)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es someone is using BITINSTANT.COM <text:s/>??? I need help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REGISTER AND SETUP a Cannabis Road ACCOUNT FOR NEWBI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y point getting a VPS or RDP as a vendor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'T login to account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n running tails from a usb stick is it possible to connec to a VP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status: connecting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king ICQ account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ded Russian VPS provider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donÂ´t get linked account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afetyjabber.co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emium Magic Tricks (blow people's minds)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+ Tails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meone recommend me a good reliable VPN service!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rn accounts lifetime and cheap ebooks!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nted: VPN provider + SOCKS provider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is VPN. Privateinternetaccess opinions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s a acer Chromebook a good idea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figure a browser to run with Vpn and socks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Mailboxes Etc (UPS) any good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opinion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 TOTALY ANONYMOUS NOOB GUIDE (VPN,SOCKS,DNS...) MuST READ ($8)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ebian on VM - installation problem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. Naunet or someone els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e free CC to buy vpn and socks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ery cheap VPN for $3 a month - NordVPN. Stay ano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--&gt;Public Wifi--&gt;VPN--&gt;VM--&gt;SOCKS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M and VM O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K or EU VP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IA(VPN) + proxifier issue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onix and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a good deal I got from Etimbuk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on Whonix, VPN and public wifi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&amp; Socks 5 do You prefer to use 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&gt; V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IA(VPN) + Proxifier issue,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M (Virtual Machine) would you recommend? What is the best on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.ne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fair Priced VP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onix -&gt; VPN -&gt; Socks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 I Start my VPN Client after VIP72 and Proxifier are running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egal Question: Will cops seize/freeze your bank account after bust u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-&gt;VPN-&gt;Socks5-&gt;Sit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Best Proxy Sites And VPN and RDP Servic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vs RPD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d-wrt,Vpns And Bridge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connect Mullvad vpn on whonix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cheapest and safest vpn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eferred VPS hosting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s about VPN and Proxies and SOCKS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y &amp; VPN Recomendadtions Pleas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elantos.org email account worth buying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it possible to load tails with a VPN and how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d PROXY service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Router, Who has experiance with them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use Socks5 with VPN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Chain VPN to Vip72(socks5)to firefox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have BOA money market savings account with 93k in i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0DAY FOR GOOD/ WANTED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is it possible to delete an account??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ing VPN for tracking id in Australia.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VER MY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tings (Mullvad)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aws Regarding Using Your Account For A Friend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iendly reminder: memorize a good lawyer's number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regarding best national bank Account Type?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OS for Virtual Machin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.onion sites that allow file upload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zille: Tutorial: Encrypted and Torified Linux Virtual Machine on a Windows USB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bug - affects many sites - be careful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e carding setup on Androi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onymous Debit Card for Discrete Online Buy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ithdraw money with offshore bank card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oes anyone know how to creat Virtual Smart Card on PC? ---READ DETAILS ---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Valuable lessons learned from the mistakes of others*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onymous Debit/Credit Card Help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stor: GPG4USB Tutorial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 guide to end all other guid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I convert my credit card money into bitcoins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Apple Mac Trojan Called OSX/CoinThief Discovere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cting Lesson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ine tutorial whonix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nefits/Drawbacks of username between sit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y can't I load certain .onion sites but others can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aking imac to apple store for repair - there is risk involve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ooting from USB on Dell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on debit card help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r. Chem's Easy-Mode Tumbling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ell, others named in NSA spying program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VED: 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D Card Issu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ooking for heroine sites 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credit card info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one tried buying from DWeb Apple Store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ake international credit car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ertain .onion sites won't load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ooking for onion sites for Research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vendor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siting non-onion sit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one know any reliable clearnet sites to buy non-controlled meds (Cymbalta)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one tried buying from DWeb Apple Store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tart Selling/ Guides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VED: Machine Guns sites on DN legit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nks to onion sites directroi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uy bitcoins with credit card details. No Javascript.???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Credit Card Info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BI is controlling all .onion sit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ti virus bootable guide :: Symantec Endpoint Recovery Tool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torial Contribution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­ APPLE CARDING METHOD // iPHONE/MAC/iPAD // VOUCHED! // $$$ 5/6 LEFT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UPDATED 03/02] YUMMY'S HUGE Guide Pack + SUPPORT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YUMMY'S HUGE Guide Pack + SUPPORT [v 7.0 NOW]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idayz | HQ Autopilot 500 USD A Day Guide | 50$ Guide Make $$$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IQUE POKER CHIPDUMPING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John Jones UK Business Accounts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â â¥â¦â£â  CARDING&amp;CASHOUT with Online Poker - 48 Pag. Guide â¥â¦â£â  âââ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­ iNSANE SPAMMER - BECOME EVO'S NEXT BIGGEST CARD SELLER! [$$$]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LIVE TUTORING] HOUSE OF CARDsâ GUIDE TO A SUCCESSFUL STARTUP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jeccao: tuto megapack, French (en franÃ§ais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X-MAS UPDATE) * My carding book, my best knowledg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JOR CPA GUIDE: Make $200 Per Day Easily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arn easy money with pay per download sites! Only $15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Tutorial Shop Opening Today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ââââââ â¬â¬â¬â£ â FRIM's God-Like Carding Guide â â â¬â¬â¬â£ââââââ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$1000 A Day From Ebay [LOOPHOLE]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Installing Vmware and Truecrypt onto a SD Card From Fedora Linux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 offer awesome guides that yeild major profit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ââ BLACK MONDAY!! everything instore is 30% off <text:s/>âââ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day/Installment Loan Guide - Written by Anonpsychosi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rtual Pc Softwar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tax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Xmas Discount] Venmo personal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UNTAINHIGH9'S Safety Noob Guid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LTIMATE CARDING PACK-66 Guides-$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Germany/Austria/Switzerland â Tutorial Pack â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s and Tut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urpose of a VPN (for carding)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able website make thousand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» (WANTED) Skrill Carding Tut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uDu--MOST ADVANCED INSTORE tutorial --REAL valid HIT rate of 90% ****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shout Carding Tutorials 50+ method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ers mentoring haven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secure is a University network computer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TUTORIAL is out... VuDu INTRO TO BASIC carding for n00b <text:s/>FRE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do you think about this carding setup? [EDIT: Nope, it's stupid]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BEST Guide for UK Ever Guaranteed Â£500.00 from most DEAD Fullz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KryptykOG - Banned eBooks, Carding CC Tutorial, General softwar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9.6 Productz Special 2014+ Verified Methods/Guides (+Vouch Copies!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3 BIG RETAILERS WITH EASE(only 40$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canning sites with Acunetix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torial: High Security Virtual Machin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aptop bought with debit car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hange any VBV or MSC password [ONLY â¬20!]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afety setup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for carding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rs Paradis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dundancy of Dewbs Guid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n you get phished if you never visit any other sites than evo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teCoin Guide.... (review) Make $1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success selling tutorials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 not nooby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uDu Tutorial---HOW TO USE A 201 on CHIP ENABLE PO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o carded iphones get their IMEI banned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is the best setup and protection for carding? (Vm,vpn,socks5 etc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f you using Whonix for Carding Then Read this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you bypass SMS verification on Facebook? Use a prepaid SIM car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rial] Fixing DNS leak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mac - guides, tutorials, seutup neede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alling network firmware for a dell laptop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happens if you card stuff to your house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ting up a laptop just for 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 question for experienced carder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MorganFreeman CARDING -Account take over-Stripe Cashout-MORE!!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ooking for a guide with sites to use non avs card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Just carded an Ipad mini and some xbox one games and controller and.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sa Gift card with pin plus cash back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egit website for dumps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a black card onlin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TO: Pine's Tutorial on stopping LE malware with a virtual machine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disguis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AST ways to load a prepaid card..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CQ JABBER TUTORIAL.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ting up auctions -- EBAY LIKE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endorguide and some tutorials for vendors and buyer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MARKETPLACES / SIT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basic personal security guide - aka carder's Bible, Chapter 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ateway carding/cashout Tutor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s &amp; Materials - Rule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ying BTC in the U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Like Vendors opinions on security for vend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nerating new btc addy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on it s way to $10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ads up for all you gamers out there --- Watch dogs ---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Keep the cops ou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it matter how long I leave my BTC in bitcoinfog fo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account lock 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ong is it taking for your BTC to get to your SR Wallet - 7hrs and noth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y is the BTC price like a hundred dollars lower on SR than everywhere el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endor Asking for Personal info for VI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PCS for buying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lease Help!! Setting up BTC Processors for Commerical Websit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 what's up with the exchanges? <text:s/>Gox <text:s/>.... btc-e.com <text:s text:c="2"/>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use GPA for encryption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omberg: US Agencies to testify BTC is legit tomorrow in the Senate hear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ers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Moneygram/Western Union BTC Vendors on Silkroa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BTC artic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Puzza Hut, Papa Johns, or Dominoes delivered with BTC, cool lin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ed btc without tumbl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can I buy VCCs fo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onymous UK bitcoins for cash 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er been pulled over for a DUI? Want to know how to handle i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ich tumbler/scrambler do you guys u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fog taking forever with withdraw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deposit time 9 hours + and count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ning worth i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ve yall checked out Tormarket ye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to cash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f BTC value is relative why are SR prices rising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called me asking if i laundered mone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lem with VirWoX to buy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the road to ship out packages for others around the country.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ERY IMPORTANT! There is an attempt being made to regulate and deanonyize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Smart- Flipping LE to Work for U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Eye for Monitoring Connections on Mac OSX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into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y "warning" for clearne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ve i deposited btc in the correct way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to buy BTC now?.. BUL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safely buy BTC at current fair rate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llapsing the BTC system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lectrum BTC wall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ky news /rt news/ btc vending machines?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funds from SR to PayPal or credit car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 NEED to be able to change up our BTC address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inaccessible on Chrom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edictions on BTC Rates in the next month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cashing out BTC from SR, tumbling e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R BTC Price much low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King and CEO of Bitinstant arrested on money laundering charg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wolla to paypal...still possibl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pay "Under the table" <text:s/>Cash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uperPACs, 501cs, and money launder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offline BTC wallet do you u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f you don't use any mixing service of any kin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 informa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ven't been on here for a while, need a quick refresher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 good VPS that <text:s/>can pay for with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ods of acquiring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fog down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bitcoin into solid cash UK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nding BTC from Electrum - any trace e.g. I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ips for keeping ourselves out of jai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know how to fetch current BTC price into an Excel spreadshee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ideas/help with gettin out of the USA with false Identity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ultiBit Wallet BTC stuck in ??? Land?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avoid tax on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 inp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K... Have cassh in US. Fastest way to get BTC into my SR accoun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spike needs healthy pullback, aka correc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TC into Sheep M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9 rules for not getting caugh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HMONGREL - SORT YOUR FUCKING SIGNATURE 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deas on This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silks mixer safe or do i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does SR2.0 pull its BTC rates from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of real information on buying coins before mix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document forg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Expert Advi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with OkPay or other online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icking out best Cryptographic USB drive to store all DeepWeb info and app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urning cash into bitcoins uk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LUMMETT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 BTC PRICE CRASH THREAD ***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needed getting BTC at a regular pri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SXi / Hypervisors for hosting hidden servic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y am i paying over Â£50 on the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ox claims Btc flaw to blame for withdrawl issues, Price falls some more on new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bre calc function to check for benford's law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ring funds to S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an idiot newbie out pleas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Deposits &amp; Tax Laws: Education plea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Sec for Window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is falling deep... any reason?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ool for full disk encryption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value on bitstamp $8.10 USD above MtGox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USB encryption method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new btc wallet stuck at 83 weeks...any help wud b awesom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RGENT- sent btc to bitfog and never appeared and now it's withdrawn!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A Good, Cheap Netbook For The Sole Purpose Of Using It For Deepweb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ing a LiveCD for DiskCrypto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onymous BTC mark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ing Btc to Sr Wall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TC via localbitcoin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Tails. How do i send BTC from my walle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o i cashout on cc`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directly to bitcoinfog/circumvent using the big exchang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BlueSkyTraders to fund my BTC wallet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ns bank cash deposi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ood btc tumbl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ntel] Souces of Intelligence for DEA Age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using hacked modems for extra security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cash quick ques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rates outrageou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CRASHING M-GOX ANNOUNCE BANKRUPTC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and withdrawl funds anonymousl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ssigning a btc address to another wall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via VirWox: Visa/MC preloade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ecs for Rela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tc via dwolla..Can it still be done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advise for what to do about snitch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only buy $20 worth of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FBI demands new powers to hack into computers and carry out surveillan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is up to $420 now and still climbing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R vendor BTCKing &amp; BitInstant CEO indicted in NY on money laundering charg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uch cash is "too much" to carry around to be legal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type of sentence for Inigo, SSBD, Liberta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advice on buying laptop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ong does it take to transfer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rtial success for Snowde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ment echanger ses btc contre de largent 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next time btc drops to Â£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 what would be the safest way to change cash--&gt;BTCs--&gt;SR2.0/BMR/SM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nding a Moneygram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to buy a house for cash..... (mods move to money laundering thread please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can I get BTC with moneypak/vanilla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Quickest, Most Reliable Way to Buy BTC with Cash USD Easil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this method be sufficien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tc security advice wanted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on the old SR accoun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ing paypal anonumousl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advice about cashing out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Quantities for "possession" and for "supply" (UK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uggestion for cashing BTC anonymousl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nowden Docs: GCHQ Hacked Anon's/Con'd them in IRC to find their physical loca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hargeback - how can I get out of i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ssing BTC from electrum wallet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will happen if a negative paypal balance is not payed off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round how long does it take for BTC to show up on my accoun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aigslist - For Busines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 I really need to tumble my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 in 3rd Worl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it cool to buy BTC with a credit card????????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r way to get BTC in UK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offline storage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owithdrawal so feds cant seize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ion for Iphon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`s to cashout info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ree Hares Bazaar overview - New format for marketplac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e-paid VISA Cards and Paypal (Canada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best &amp; anonymous method to convet BTC to cash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 fo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Frauds.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Deposit for BC purchas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Deposit Tim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store btc long term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sies! Where to fo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this btc exchange rate thing going to get sorted out or what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can one find out if the FBI is investigating them or someone el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lo? Is anyone out ther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&gt;tumbler&gt;vendor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BTC disappea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find out what my private key is in btcquick/blockchain info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T Discussion: Nest egg and "pass-through" bank acc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 guide available for using Jabber safely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o you guys cash your BTC ou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deposits in ban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please CLARIFY withdrawing of BTC from SR2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WARNING - FAKE 'SARGE' ACCOUNT ATTEMPTING TO ROB BTC***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Question about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commended Chain of Transf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Holders..how do you approach i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get vendor bond coins (cash)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not available?! Its been over 15 Hours! Will donate BTC if anybody can help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ing Cash Mone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storage unit to clean hous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ong does a BTC withdrawal from SR tak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are the chances of being analyzed for a deposit transction to SR2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res an easy one for you veteran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OBTAIN BTC'S? AND HOW DO YOU PROTECT IDENTIY DONIG SO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RGENT- sent btc to bitfog and never appeared and now it's withdrawn!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fely disposing of BTC walle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ffline BTC storag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used kraken to buy or sell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rwox sending me illegal parameter code when withdrawing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there any hidden services tutorials for webmaster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id the caught MODs (or vendors) Cash out BTC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ccumulation of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re people getting thei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selling btc cash in mail or cash deposi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fest way to Buy / Sell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"Refreshing balances, check this page again in one minute." BTC not refresh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iest way to transfer bookmarks to new TBB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anyone up who is some what of an "expert" on btc and block chain? if so read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 i had 0.98 BTC on my account before hack, can i have 0.5 BTC but now?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SR Via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gnificance of LE seizing SR1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FOG 2 SR wait time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TC, on SR, are you really that dumb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ris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R BTC value $90 less.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f buying BTC with cash in mail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mation Corp Listed as NSA/NIST compromised vendors for using DRB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0,000/BTC by end of 20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&gt;&gt; for westerunion ==== paypal ( money ) &gt;&gt; westerunion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ransaction anonimity: electrum mktx + blockchain.info/pushtx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You have all this drug money.... no real job... how to buy $80k car in cash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ing Coins - Any Viable Alternatives to BitcoinFog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autoshops-New to Hub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Is the Green Road for real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st Of Legit BTC Mixing Servic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plain Cards to beginn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BTC Value fall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it safe to buy BTC via Western Union on LB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dea for laptop killswitch -- averting LE rai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arching for the most trustworthy and experienced to advance the cause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Legit BTC Mixing Servic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service? need advi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OPINIONS] Would You Pay Your Way Out of the 'For Beginners' Boar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electronic disc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Hello, I am Drall! + Recruitment for The Zeta Grou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method for improving Digital Security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dea for laptop killswitch -- averting LE rai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help to get out of a ho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LE hanging out on the forum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Tips for Vendo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worthy CC syndicat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ut-of-Box reset for windows machine-Limit potential surveillenc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f you seek NW-Nugz on the Hub, look for "NW Nugz"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artment of Justice and rule 41 ammendments for deanoymization attac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and funding wallet anonymously - is that really necessary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wash - mixing servi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- Where can I get paypal-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y should i use mixing service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Cashing out Advice/Info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vise wanted on working methods to make money on deep web - 0.2615 btc in return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this site a scam?(link inside) + where i can find CC sell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 wtf now? Where do we get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Spelling for retards. 1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mployment for criminal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's the relationship between a company and a bank 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who has Thai contac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to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ld Storage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 check it out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ared Coin Mixing Service Is Not Private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for noob - FREE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NNA CVV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rkets for clones and see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dea for laptop killswitch -- averting LE rai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Vendors Real or Fak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vice a btc mixer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, buy, anonym, cash, German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Rockefeller Center market for vendors and buyers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seudoephedrine for sale (Australia Only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OPINIONS] Would You Pay Your Way Out of the 'For Beginners' Boar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OPINIONS] Would You Pay Your Way Out of the 'For Beginners' Boar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Westernunion , Bank , Paypal , Moneybookers transfers !!!!!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fill out Government docs as 1 of the Peop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s the best btc walle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 verified electronics/ smartphones vendors out ther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those of us who just fell down the rabbit ho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ort 0.006 for order and coin stuck on agora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What's in a name? (From: Wondering: The Hacked Market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tter for "The Hub" admins to remove the "Local Time" on a users profile???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Need a name for new mark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ay for our Lord and Savior DP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Looking for a sense of direc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Looking for darkcoin onion nod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MINS REMOVE PHPSESSID FOR GUES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those who do not like the default layout!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Best way to make some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POST: How to cashout A Paypal Account Anonymously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Schools ou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SA braces for another round of lea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MY ACTIVE PAYPAL ACCOUNT WITH 10K BALANCE,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ttention BlackShades users, present or past. - CLEAN HOUSE -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those of us who just fell down the rabbit hol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Plaza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do it yourself coin clean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saw on a different site templates for photoshop for legal documents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te for buying btc with gift car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Best place to stash millions of BTC assuming Ill be in jail for 20+ years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 BTC &gt; $$$ possibl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mployment for criminal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VED: ****FatherTed**** Info for you that lost coin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"The Hacked Market" a trustable source for PP or C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osest to Heaven ... a past journey and a quest to find out WTF happened?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riginal BTC mixers lin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sto here (cant remember old log in so on shopbisto tag)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git btc mix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HiFTinGWaLLz And PowerPuffDaddy Message me bac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OPSEC] BTC Wallets and Anonymit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Real) List of Working BTC Mixers + Free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line BTC wallet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can I get out of a "thinking" loop, during a LSD tri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TC in US with Gift Card Credit Car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rst time for Mescalin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some help about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with cashing 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Your preferred method of riding out a difficult/scary tri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this a safe BTC route? Sorry for the newbie Q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"few" questions for experienced secure operators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OPSEC] Opt-out of appearing online: EVERYONE do this, it's easy &amp; is saf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Walle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TC Mixing services lin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List of working BTC Mix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onymizing BTC to send to vendo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rst time buying andf trying DMT, what vendor and method should I us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TC with I.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Your preferred method of riding out a difficult/scary tri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List of Legit BTC Mix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umble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"clean" a stolen iPhone 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ERT!!!!!!!!!!!!!!!!!!!!!!!!!!!!!! Dihydrogen Monoxide OUT BREA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me Safety Tips For New Members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have a TEK9 for sale. question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SCROW Service for buying stuff out of BM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JoinMarket - Decentralized tumbler/coinjoiner now installable on TailsOS!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Amazon Advanced Money System UPDATE **V2 OUT NOW**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­ 'Exploiting An Industry' v1.5 // $1550+/day // Vouched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Broom's Cashout Methodâââ CC to Bank [$100] âââ 2015 âââ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CASHOUT USA BANK ACCOUNTSââCASHOUT USA HACKED ACCOUNTSââ5k cashoutââ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trattonOakmont Cashout 3.1â âUPDATEâ VOUCHED by MH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 Cleaning out USA Bank Accountsââ 4-5k in 3 days per acc.ââ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lem with mullvad, help for 0.2 btc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gerprint transf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heck Paypal Socks blacklist 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UNIVERSITY OF WU 24 HRs SALE ON NOW ONLY 30$!!!!!!!!!!!!!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DP's And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's TO IBAN AND CC's TO BITCOIN.Reviewe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CC for buying Spotify E-Gift Card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Vouched| Get Paysafecard Vouchers with CVV -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Guide To Cashing Counterfeits In Casino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CC to Paypal Guide, PP to BTC guide and HUGE PP newbie collec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personally developed method to making quick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U Transfers [Method] [Working 4/19/14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a file to change my VM serials and stuff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YOU GUYS THINK? ABOUT THIS SETUP. PLS POINT OUT FLAWS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OneDirection's sellout <text:s/>[0.5 BTC] Grand Packag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od to earn 230$ to 320$ by week. Redaction of quality ! [PROMO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Commerce Fraud 2014. Cubecart + Paypal Â¦Â¦ $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NewBiES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erifying PayPal Accounts without needing any documents/fullz/cc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PA CASH CRAZE [Ultimate Guide] (Make Tons Of Legit Money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OOL] For Buyers and Vendors: Auto Pilot Market Alert Tool [$5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MUST HAVE(escorts,credit,travel,cinema,food+more)All via cc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ack On Ebay/PayPal After Being Suspende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for opening UK bank acc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ypass PP Security Measures -20%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DoubleDown On Sale 2 Dollars for the next 24 hours$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IBAN, my new tutorial.Vouched/Reviewe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security measur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rdening Windows 7 64 Bit Guide for EXTREME PROTEC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/WORKING][Vouched] Detailed Surface Advanced Exchange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heck photo for metadata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CASH! SPECIAL OFFER FOR FIRST TWO BUYERS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ed rdp for pp asa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on fullz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nbias Paypal Guide Review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Use Boxes for Fedora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comend a pp guid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we use the pp sales on deepweb to buy btc?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trades Cashout Guide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/CVV to BitCoin Method 20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// Bank acc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oes paypal get your hard disk serial numb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p to $1000 a week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ich computer for VM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vice needed for a properly secure system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Microsoft Surface Pro 2 Method + Serial Number [$2.50 PROMOTION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jecting cookies into any browser - Paypal ques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business for a dropoff Loca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rulz8 VCC method!!!!!became a seller and make money!!!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ILS Issue 30$ btc for a post that solves this issue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ccounts on Utopia and BM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M/PayPal/Fingerprint/Dedicated I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s by your own 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NABLE to claim multisig funds and would like my coin back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Kings' Cash &amp; Bullion IN YOUR MAILBOX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[ULTIMATE] PAYPAL PACK v4.6 + 1 PAYPAL ACCOUNT AND PROXY INCLUDED â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rdVPN - 2 years for only 39$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make bank transf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machin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PP/CC to Â£Â£Â£/BTC method on the deepweb for noob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P Blacklist Check - What do I look fo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anyone like to swap me some CC's for my "FAKE â¬50 NOTES GUIDE"?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security question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icking Up money using out of state i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py of CVV for Verifica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set up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 I need to use socks5 if hacked PayPal account is from same stat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ypass security question (Bank Logins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UMPS CASHOUT by VuDu----MUST READ <text:s/>-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easiest/best way to cashout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AULT SHOP ***CC &amp; GUIDE for Carders (AUS/RO CC NOVBV/NOAVS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bmoney to BTC Guide (Resale) $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s for when something needs sign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 for wiping remote windows parti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on my comput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bgduck55's method 10+BTC Review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security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Bitcoin Debit Card to Cashou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, Neteller, Skrill, Casino, ETC under VM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"How to Verify your paypal FREE and EASY" by sw4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guide on how to cashout pp semi clean fun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Paypal Blacklist webhosting provider i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ice authorization for cc payme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epaid 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Open UK Business Bank Accounts (Â£500 ATM) Verify Paypal-Cash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FULLz/ACCOUNTS!!!!!!!! METHOD IS NOW ON SALE 35$ FOR FIRST 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SALE 50% off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 [DIY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- Cashout [ DIY v 2.0 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yone can you help me setup my pc for card or paypal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paypal &gt; iban] do i need to change my hard drive serial numb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nd money to bank or In store pickup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ips for Mac us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tter Opsec for a vendor, being in a high or low population area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transfer BTC from localbitcoin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VPN for CC cash-ou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leted everything worked out fine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harge-bac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nge Guys wanting me to make listings for very small btc- am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 of CC for online Shopp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anyone of you using Blackberry OS 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rd Drive Clean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iding from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vestigating CC and VCC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safest place to store get a btc wallet and store your coi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blender and evo taking extremely long for coins to arriv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uch security for small purchases? (More infoe inside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o i create an anonymous Paypal account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gnaling post-Snowden era, new iPhone locks out NSA INPUT is Advise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le Transfer Securit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ain &gt; UK Money transf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how much time starbucks, convenience stores keep their footage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Private Socks or RDP for EBAY&amp;PAYPAL Pm Me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security check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have lots of 1cc fine tip clean needles/ties/water tools for IV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deposit small amount on USA bank accoun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on tails what clien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blic wi-fi for paypal frau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not cash out Ukash voucher - fault in my setup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ending on UK websites with stolen PP's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- this is NOT a FRAUD quest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 Guide for Prepping to use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fer BTC withdraw. LBC vs Bitcointalk forum 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HOT* PayPal Transfer Service Cashout Guide 20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do i cashout my moneypak code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utorial <text:s/>CC/PP hacked To Bitcoi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Unlimited Amazon RefundsâNo more drops neededâReiceive BTC for itemâ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there a way to buy bitcoins with stolen cc? [N00b]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-&gt;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od exchange threa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Save your BTC and stay anonymous with this list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ve your BTC and stay anonymous with this list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 the GSM/GPS jammers on EVO actually work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am fairly Positive I have figured out HOW LE GAINED SR 2.0 VENDOR IP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TC Mixers lin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st of BTC Mixer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services Link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ill code 4 cash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fe rule***? for non verified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Nucleus have a built in tumbler/mixe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 FBI AGENTS GET BUSTED STILLING BTC FROM SILKROAD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t log in on nucleus mark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riginal BTC mixers link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MON SENSE Security measures for everyon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dealt more than 500 upwards btc in escrow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BTC on an order somehow :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keep black looters out of my garden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RM PREVENTION SUB NEEDED.. FOR USERS AND VENDORS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UTLAW offers the possibility to SELL SOMETHING for EVERYON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rst purchase - cant log in...again or retreve fun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 up a voucher code for vendors - einen gutschein code erstellen fÃ¼r hÃ¤ndl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o Tumble or not to Tumble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do you buy your btc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search BTC Walle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OP REPLYING TO ALL REQUEST FOR INFO ABOUT MONEY LAUNDERING 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 - Prepaid VISA 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gain: btc laundering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aiming BTC losses on next years taxes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out of a forced confession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nalties for Selling Shroom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Pak (multiple cards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 - Prepaid VISA 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uch cash can be mailed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a car in cash on craigslist, IRS tax return at the end of year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transfer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"Friend" burglarized my house for cash, now he's involved the police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fest and easiest way to get btc off the road and into my pocke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"Friend" burglarized my house for cash, now he's involved the police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old and filling out form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 - Prepaid VISA 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aiming BTC losses on next years taxes...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rules regarding bank deposit`s in Australia? info wanted please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king your questions to a Criminal Lawyer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Schrodingerâs Cat Video and the Death of Clear-Text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currency serial numbers recorded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oney questions.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w-2s and pay stubs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tter call Saul! A quality lawyers database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oney moovers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 Bills Help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ays to pay bills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ill Silk Road ever use another e-currency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: Gold Bullion from Gus Firing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rypto currency - missed the boat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oney in escrow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tate to State Money Transmission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<text:s/>Using a Fake Name vs. Using your Real Name when having packages shipped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Darkwallet just got funded, 2x, i told bitcoinfog to take the money and run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Using a Fake Name vs. Using your Real Name when having packages shipped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Mod Private Message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Real or fake name for deliveries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 bills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Redundancy :Using Litecoin(LC) as back up currency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oving Money - Any Ideas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IDs and you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Fake ID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here can I find USD counterfeit Vendors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ootball money!!!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UY FAKE AUTHENTIC &lt;REDACTED&gt;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breitling watches broad prepare linescorrecting style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panerai watches Ron favot ture of windsor reintroduced his <text:s text:c="2"/>her corroded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Recieving packages - fake name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ll the ebooks from "fake"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*FAKE BACKOPY EMAIL - Backopy has no tormail address * real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roblems with Fake-Packstation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!!CC2BTC 2015 SHOP!! No FAKE PROFIT ClaimsOld &amp; Trusted Vendor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ULL GUIDE ON HOW TO MAKE 50 EURO NOTES FOR JUST â¬25! LOOK AT MY POSt.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&gt; White Hat&lt;&gt;-&lt;&gt; EARN $500+ DAILY &gt;&gt;&gt;MONEY SCHEME &lt;&lt;&lt;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ake Money Through Gambling Loopholes [DETAILED] - Easy Money!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H9's Power = Money Tutoring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â¬20 notes [FULL GUIDE] for only â¬20!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Â£20 notes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ULTIMATE COUNTERFEIT â¬50 GUIDE. Only â¬10!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fake name a good idea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Only â¬10 Euro!! [ULTIMATE COUNTERFEIT â¬50 GUIDE]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To use or not use a fake name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 US Dollars &amp; Euro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nother one from fake... really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or real ''staff message''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re you a money transmitter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re you a money transmitter?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alancing speed/convenience, cost-effectiveness, and security of Bitcoin xfer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YDFS hearings on bitcoin live stream now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else having trouble with bitcoins not confirming on blockcha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net marketplace Cannabis Road has been hacked and bitcoins stole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ing in bitcoins safel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over $1000? <text:s/>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F Best bitcoin aquire Metho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ld on to your undies - Potential Bitcoin transaction ID flaw being exploit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 careful with Bitcoin FOG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would we know the feds are buying from vendors!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cure Marketplace Escrow using Multi-Signature bitcoin addresse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oney Order for Localbitcoins (a how to guide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rug million seized in Victoria (Australia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help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$400 USD per bitcoin on MtGox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 * * 'Pony' botnet steals bitcoins, digital currencies * * *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Official "Bitcoin hits $500" Threa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6% of Americans think that Bitcoin is.. An Xbox Game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llet to Wallet Transfer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ina Restricts Banksâ Use of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arriving in accoun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xchanges Under âMassive and Concerted Attackâ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--&gt;BTCfog--&gt;localbitcoins--&gt; Vendor? Saf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long untill bitcoins show up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ld Bitcoin wallet associated with old SR account? Can I do anythin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arkWallet coming soon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Preffer Bitcoin but this could be a new escrow idea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.info shared send ques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ill the Bitcoin bubble bust?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bitcoin client lets you send from a particular addres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Question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urchas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ticle: "Bitcoins: The second biggest Ponzi scheme in history"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yptocurrency Crash Course with Andreas Antonopoulo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use shared send on blockchain without having a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Send Bitcoins from wallet to S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azy markups on Local Bitcoins.com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re SR passwords compromised? + bitcoin transactio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ransfer Anonimity - Multibit vs Electrum vs BitcoinQ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omes Under Senate Scrutin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 carefull bitcoin in crash in my opin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orlds First Bitcoin ATM in operatio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$400 USD per bitcoin on MtGox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eating a Jump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Coinbase Anonymousl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mtgox are trying to fix slow deposits aswell as SR!!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nd and get Bitcoins without being analyz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adian Bitcoins - wher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use for newbi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keep bitcoin aliv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eed a decentralized/splited/encrypted blockchain like Freen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rting a Bitcoin account/wallet under TAIL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**MIAMA BITCOINS STING***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for UK buyer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xing servic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in SR account amount changing randoml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help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Good Bitcoin provider? Any thought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onyminit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value dropping while I'm waiting for FE to appea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ucking Overstock.com to start accepting Bitcoins early in 201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''Blockchain wants to store offline info in my computer''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ed some bitcoin purchasing help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?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rading Bitcoin for Vanilla reload/REloadit saf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"Accused Silk Road Founder Wants His $30 Million In Bitcoins Back"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uuuper Sketchy Bitcoin Business.. WTF did this come from ?!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utious about sending money into my SR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nonymously withrawl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rokers&gt;coin fog&gt;SR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eally? $800 a bitcoi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Bitcoin Fog as a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...anyone keeping track of bitcoins?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price hits all-time high of $2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there any bitcoin exchange that doesnt tax the FUCK out of m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raceabilit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rops to under $900.... Questions... Jack N Hoff... what say you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ax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y use localbitcoins anymore after the first 30 days - coinbase is cheape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ques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eceiving bitcoin from online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de a deposit. Shows up in Blockchain as at least registering, but nothing her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questio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is #1 on Google Trends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eapest Australian Bitcoin Servic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rading suspended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Fog down for anyone els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ransferring bitcoins to SR accout - problem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ardware Bitcoin Wallet - looks very interesting! Comments from tech pleas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hared Coin issues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nt bitcoins from LocalBitcoin to Bitcoin Fog. How long does this tak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end Share change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Reason For Bitcoin Falling .. 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Site to Buy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ternet Bitcoin Exchange ows me mone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R bitcoin valu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es / how does it work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KnC Jupiter Bitcoin Mining Rig makes almost $7000/month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uropean users.. Where you get your bitcoins from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buying Bitcoins with SEPA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/!\ Time to move to a new Bitcoin encrypted blockchain /!\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oring bitcoins on a flashdriv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offline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lockchain send shared just lost 150 of min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hared Coin DISABLE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ropping fast!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help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o More Blockchain Shared Sen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ther "my bitcoins dissapeared" threa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and sell bitcoins to transfer to site to not be traceabl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place to buy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 you bitcoins here, we are ope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vending wallet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GBP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 to SR from wallet link to bank accoun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members within Bitcoin Foundation are working against u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shin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Bitcoin ATM... Thought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ussia bans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ing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there any reason to have more than one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K Bitcoin for cash depos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teresting Bitcoin Article ***CLEARNET WARNING***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question.. HALP!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Price Tracker App for iO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issapear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MINING HARDWARE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mm...hiding bitcoin origins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ed help with blockcha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antum Bitcoin Minin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wallet's promise versus the plans of the bitcoin "insiders"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ay be banned in the U.S by the end of April 201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eposit long tim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send bitcoins making them look coming from unique adress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blocking IP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y safe system for buying and moving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20% markup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irst time using LocalBitcoin, couple questions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aving problems opening my electrum bitcoin client on system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Bitcoin Fog withdraws look to be delayed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ummer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s and Tails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long on average does it take bitcoins to get to your SR accoun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Value in the toilet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t it and forget it: forgotten bitcoin bought years go now worth nearly $1 mill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oing right from blockchain to SR2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SNIGHT: Bitcoin -- the future, or a bubble waiting to burs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 on Virwox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Iodine - the latest threat to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ing out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lender dow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llet to wallet transactio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problems with old Walmart Slut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STEST, EASIEST, SAFEST way to register with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ransfer bitcoins from SIlkroad to Agora (or other markets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investing to buy or wait to bu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3nd8s's Bitcoin Cold Storage and Ultra Secure Wallet Guid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umbling to one wallet - unsecur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coiner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is the best bitcoin client for TAIL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Bitcoin Wallets and tumbling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 in Canada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risk to searching SR wallet address on your IP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ris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- Can someone explain what is going on pleas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ultibit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ina news was <text:s/>hoax. check /r/bitcoin /r/bitcoinmarkets. Not eve nlying. CNY 4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ed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ere's my Wallet? - Multi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ierness on blockchain....is it the tumble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R2 wallet is suspicious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hared Sen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llion-dollar robbery rocks Bitcoin exchang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transfering Bitcoins to S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 coins UK - Just wanting to double check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ketchyness at the bank gett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tting up a bitcoin wallet on TAILS persistent driv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LL Bitcoin buying suspended!! <text:s/>Mt Gox &amp; BTC-e etc etc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nding wallet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Tumble Bitcoins?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is Down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now emptying wallet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urning Bitcoin into cash &amp; cash into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orthwhile Buying BC While Low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?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s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wallet should I us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eapest place to buy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eading Economist Predicts a Bitcoin Backlash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 right now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ut for using bitcoin on S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**** Buying bitcoins using escrow *****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.S Regulators See Value in Bitcoin, and Investors Hasten to Agr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as anyone used a bitcoin mine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pg4usb screwing with me - can`t access SR wallet with fund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nervous about my bitcoin fog transac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101 Blackboard - The Nightmare of Bitcoin Regulation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ccepted by universit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's a decent exchange to sell bitcoins at?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ood time to buy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buy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ques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rlie Shrem on Let's Talk Bitcoin - Worth a Liste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can you track the price of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eller machin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NEED BITCOIN HELP!!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ucess depositing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K, Bitcoin for cash (not in person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for expert sellers, how to withdraw bitcoin anonymousl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Electrum bitcoin addresse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ideo on Chinese government's acceptance of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ven If Your Transaction Is Totally Legal, The Feds Can Still Take Your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eapest/ lowest comisson way to obtain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Bay to allow Bitcoin sales in 'virtual currency' categor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otential 'selfish miner' attack on bitcoin....heard of thi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SPAN-3 Silk Road/Bitcoin coverag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ank Zachodni WBK - Cashing out Bitcoin through Prepaid VISA Card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ood bitcoin tumble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help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will the bitcoin value be decide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use Bitcoin anonymous FBI repor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oking For Vendor Help - Transfering Bitcoins Into US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430 per bitcoin?!?!?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2 People 1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hits the fan - Florida Targets High-Dollar Bitcoin Exchanger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allet software are you using (and is it TORified?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xing/laundry servic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Go From Cash to BitCoin to "Legit" Incom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blem with multibit. wallet balance does not match balance on blockchain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own 10% as FBI announces seizure of another $28.5M from Silk Roadâs fou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alware "PONY" 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LOW AS FCUK?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saf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on blockchain.info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"the Rise And Fall Of Bitcoin" (with chart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rk Williams' bitcoin article on businessinsider.com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eating Blockchain Wallet Anonymousl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Bitcoin Fog to tumble out withdrawal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securely send $1500 other than bitcoi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offline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t. Gox loses 425 Million Dollars in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ttp://fogcore5n3ov3tui.onion/ bitcoin fog legi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store your Bitcoi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sharedcoin taking hours to complete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OLL: Future BitCoin Price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ST MY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o be traded on WallStreet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the Government scum effectively ban or regulate BitCoin?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UMBL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lternitive to bitcoin fog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tter Way to get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Janet Yellen: Federal Reserve has no authority to regulate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.... Built in Tumbl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line Bitcoin Wallet without Javascript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showing up in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OM: Bitcoins days are over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"wash" your bitcoins?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is weir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oring bitcoin wallet on my compute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the SR 2 bitcoin rate calculate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ultiBit wallet USB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Not working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bitcoin addresse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WU, MG, PP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people get there bitcoi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2.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n. Manchin demands complete US ban on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**13 confirmations on blockchain info and still no coins in SR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s the deposit and withdraw goin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very one using Bitcoin should glance at the first 3 topics!!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ransferring bitcoins to S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en withdrawing from bitcoin fog should i use multiples of my SR2 address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elp - How do I buy bitcoin anonymousl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ultiBit Wallet WIPED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llet for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st/best bitcoin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to get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qt synchronisa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aul Krugman is scared. He says âBitcoin is evil.â Undermines central bank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offline bitcoin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ssing local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t. Gox resigns from Bitcoin Founda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et bitcoins from exchange to forwarding address anonomousl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purchase *large* amounts of bitcoin anonymously - No bank wir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for money pack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users taking the pis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/BTC Variations from Mt. Gox &amp; S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ow is the time to buy bitcoins!!! Do not miss your chance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 under contruction, how can I tumble BTC before the closing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lean Coin - Low-Fee Bitcoin Mixing/Tumbling/Laundry Service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need a program to crack crack a hack software bitcoin exploit...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nfused with Blockchain &gt; Helix Mixer &gt; DM'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please recommend a tumbler, I no longer trust Bitcoin Fog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mory Wallet help .2 up in the ai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personal details for bitcoin accoun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SBD to plead guilty in court toda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ould You Want in a Bitcoin Mixing Servic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got password wallet multi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data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cure bitcoin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know where i can make a bitcoin wall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z authorities sieze $9.6 million bitcoins allegedly from silk road deale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ry regarding BitCoin tumbler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OVED: Bitcoin Client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yCoins - Generate and verify Bitcoin Keys and addresses securely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scrow Legi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eter Nash (SSBD) sentenced toda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gora not displaying Captcha to log in today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 wallet wont let me withdraw - reward offer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onymit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can i make an online bitcoin wallet for fre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et's Talk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eter Nash (SSBD) sentenced toda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ndon Stock Exchange - BIG TIP: <text:s/>BUY - BUY - BU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xhange Without ID verification requir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 not anonymousl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- Your Mixing servic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s about Offline wallets and withdrawl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sh - low fee mixing service (0.2%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rious questions/discussion about Bitcoin Exchanges &amp; Buying Bitcoin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OVED: Re legit bitcoin mixers post by laundr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ultibit Wallet Security Questions - Reposted to correct sec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Laundry - For all your Bitcoin washing need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Bitcoin Stealer] Tool FUD Hidden Stealer [ESCROW]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ayment no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bie question about bitcoins...where and how to buy them stealthy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 in The Guardian 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cure bitcoin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[Phishing]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xchange for $ without Bank Accoun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please recommend a tumbler, I no longer trust Bitcoin Fog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ry regarding BitCoin tumbler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need a program cracker to crack a hack software bitcoin explo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 â1 Bitcoin=$2O6â¥ à¸ªà¹ www.mtgoox.com â¥send bitcoin in 2 minutes,accept paypal0.1 Bitcoin=$250.2 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 â1 Bitcoin=$2O6â¥ à¸ªà¹ www.mtgoox.com â¥send bitcoin in 2 minutes,accept paypal0.1 Bitcoin=$250.2 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 â1 Bitcoin=$2O6â¥ à¸ªà¹ www.mtgoox.com â¥send bitcoin in 2 minutes,accept paypal0.1 Bitcoin=$250.2 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 â1 Bitcoin=$2O6â¥ à¸ªà¹ www.mtgoox.com â¥send bitcoin in 2 minutes,accept paypal0.1 Bitcoin=$250.2 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 â1 Bitcoin=$2O6â¥ à¸ªà¹ www.mtgoox.com â¥send bitcoin in 2 minutes,accept paypal0.1 Bitcoin=$250.2 B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Laundry - For all your Bitcoin washing needs. 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software wallets traceabl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Essential Guide To Understanding Bitcoin Safety (WIP)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Not log in after Bitcoin Deposit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Laundry - For all your Bitcoin washing needs.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want to help people save Bitcoins and stay anonymou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 using localbitcoin on clearne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a RDP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 in a Darkcoin masternod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multisig return funds address be blockchain wallet not Bitcoin-QT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=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ank (IBAN) drop to bitcoi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lender taint analysi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s / Bank Accoun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 to transfer coins into your Evo wallet without washing them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Selective Scamme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shing bitcoins important question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bought Bitcoin with my Bank Account ... How do i wash/mix them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cam Alert: <text:s/>http://bitcoin-mixer.com/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Dirty Bitcoin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ircumvent single use address issue and bitcoin fog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â¥â¥ â1 Bitcoin=$369 ï½ï½ï½ï¼ï½ï½ï½ï½ï½ï½ï½ï½ï½ï¼ï½ï½ï½{ paypal.creditcard }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mix bitcoins directly to marketplace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<text:s/>1 Bitcoin=$339.99 [LAST DAY] www.SCAM.com { paypal.cr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<text:s/>Should I mix my bitcoins directly with sharedsen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mix my bitcoins directly with sharedsend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<text:s/>Bitcoin mixer with low fees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<text:s/>1 Bitcoin=$339.99 ï½ï½ï½ï¼ï½ï½ï½ï½ï½ï½ï½ï½ï½ï½ï¼ï½ï½ï½ { paypal.creditcard } 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<text:s/>1 Bitcoin=$477 <text:s/>www.bbbtrust.co.uk { skrill paypal.creditcar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 / How to safely spend your profi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this original bitcoin mixers link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 reiterate plumsauc, NO NOT GO TO ABRAXAS. Take the coins as a loss@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||1 Bitcoin=$195.89|| www.playsinoo.com send bitcoin in 5 minute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 you recommend using bitcoin fog or other mixing services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ing Multi-sig payments easy using an Electrum Wallet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and Moneypak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ver been caught buying from SR?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urning Bitcoin into Virtual Payment Methods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0.5 Bitcoin=$259.99 www.bitpago.net Send btc in 2 minutes1 Bitcoin=$497.771.5 Bitcoin=$719.99 www.bi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à¸¿ âbitcoin fundation memeber www.bitcoratio.com selling bitcoin 1bitcoin($119) no fe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Legal Defence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ittle legal help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it illegal to sell legal goods via SR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etizolam and pyrazolam legal in Poland and Spain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defense of a PID charge, need legal advice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âWe cannot trustâ Intel and Viaâs chip-based crypto, FreeBSD developers say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counse or representation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using SR to buy/sell legal products legal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difference between Lawful and Legal in UK law.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Defense Advice for Controlled Deliveries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MtGox insolvent,. halts trading. Website offline----good riddance!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it legal to talk about crypto here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Ethylone legal in the U.S.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ethylone legal in the UK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'm in a possibly worrying-situation / potential legal trouble (hopefully not)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ooking for European girls to do escort work in Netherlands.[LEGAL!]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lease review BitWasps multi-sig based trading security concept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RL trade? Any experiences and knowledge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ooking for European girls to do escort work in Netherlands.[LEGAL!]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he Silk Road Trial Could Lead to a Dangerous Legal Precedent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Cryptographers gearing up for the Second Crypto Wars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it illegal to vend on Silk Road if you're selling legal stuff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Need legal advice about master minds items 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board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Is it illegal to vend on Silk Road if you're selling legal stuff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mind dump - Say whaaaaaat?!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Legal to sell Legal things on SR?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DDOS attacks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Perfect theoretical opsec?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How does one fight a DDoS or DoS <text:s/>Attack? 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What does a ddos attack look like?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{Breaking News} Main site under ddos attack again!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Captchas and DDoS attacks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Custom URLs in case of DDOS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DDOS Stress Booters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Selling digital content. Where to host large files (2gb+)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FBI and all that coin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leaning A Mac computer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anti-forensi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apabilities of the NSA [Video]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Anti Forensics Guide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Sending and Accepting digital file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nside the âDarkMarketâ Prototype, a Silk Road the FBI Can Never Seize 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Justice Department propose Massive Expansion of FBI Extraterritorial Surveillanc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Step <text:s/>3 of the FBI's investigation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eadsup to readers here, FBI psyops are posting FUD about gov crackdown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SA or LE exploits, files, bugs, viruses, etc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SA working on Crypto Cracking Quantam Computer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Best Practices in Digital (Anti)Forensi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xploiting Network Surveillance Cameras - A little more Counter-Surveillance!?!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spe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Securely wiping an SSD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spe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MOVED: The NSA's Cryptanalysis capabilitie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NSA's Cryptanalysis capabilitie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MOVED: Which Electrum Network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Xen network isolation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Lets Cops Discuss Stingray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[IS IT POSSBLE]--Converting Personal Computer To Personal/Computer??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Computer?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learing computer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ndows 8 and encrypting my whole computer?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Synereo: A fully decentralized social network owned by you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NSA's Cryptanalysis capabilitie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Question about "Digital Item - FE - Finalize Early"?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s Doxing Illegal?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Thanks to all passed the first mark, now about karm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 incase of a seziure of drugs to uk?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ere to have drug sent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ould this work? (transporting drugs)(USA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Intel] Searching and Seizing Drug Evidenc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moke maryjane when your work drug test.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 LE Actually Sell/Ship Illegal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Intel] Use of Canines in Drug Interdiction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iving with drugs (safely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 Have Too Much Drug Money And Live in Indiana - Please Advis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ntrolled Delievery but no drugs in package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ich state has the toughest drug law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aking drugs across border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 cops distribute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pringville Utah man arrested for ordering drugs shipped from Amsterda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R in countries with decriminalized drug policie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ere to hide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25x-nbome Legality in Canada 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ats your opinion of the death penalty for smuggling class A drugs <text:s/>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estroying your drugs in front of L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ynthetic Urine sample for Preemployment drug screening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aking a little drugs through border control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package with prescription drugs even possible to seize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 bust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ill a small amount of drug seized get my address flagged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pdated police over spending and stories about being pulled over in drug area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nsaction history 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aking drugs across border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iscussion about legalization and drugs in general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egality of purchasing drug on a tv show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can we make all drugs legal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hold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ithout the drug, can you be convincted in the U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afety when selling drugs to people you know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etting nicked for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gging weed for personal use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it safe to make a deposit from btcquick straight to silkroad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B and Stomach acid.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ocalbitcoin straight to silk road wallet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 &lt;drugs&gt; &amp; MOR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ere to buy larger qty of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oing on holiday to Frankfurt, Germany. Any advice where to find weed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is Agora the #1 Site for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is Agora the #1 Site for Drugs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o link between tough penalties and drug us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unnySouthAfrica - Affordable African Weed- Im back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 you pass the test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reland just accidentally legalised ecstasy, ketamine and magic mushroom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OVED: Ethan Nadelmann: The War on Drugs is Racist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Energy Control Drug Testing Lab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iving with drugs (safely) 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 vendor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ychokinetic research drugs? Anybody know anything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OVED: Ideologies and Weed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gic Mushrooms Create a Hyperconnected Brain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lifornia Cannabi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osing DMT; Vaping in an RDA - is it possible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lbricht guilty in Silk Road online drug-trafficking trial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testing kits UK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anti-nausea remedies while coming up on psychedelic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2C-B with cannabis.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package and sell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MT color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CKAGING DRUGS TUTORIAL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afe to withdraw coins straight to clearweb wallet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y escrow straight from LocalBitcoins. Safe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USE CANNABIS ROAD AS A BUYER 2 (FINDING PRODUCTS, VENDORS, SHOPPING CART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ULTIMATE] Social Engineering 101 v1.0 // âªROI GUARANTEEDâª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OVELY Guides And Ebooks For YOU! (CIA Shit, Drug Recipes, Etc...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ere to store large amounts of weed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drugs to a high security household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at is considered a "personal" amount of cannabis to order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algreen's [US Drug store] now requires valid DL for pre-paid card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"How to Legally Accept a Drug Package as per Police and Prosecutors"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itcoins with debit, straight to SR, package stopped at PO?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en Uncle Sam Can Demand You Decrypt Laptop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do you look at the metadata of a fil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safely upload product photos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sit-ins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Your experiences purchasing small and/or large marijuana order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Intel] Knock and Talk Technique [Great Read!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ho's at risk here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toring and Hiding a fair amout off Hash at home.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ational Cocaine Laws That Suprised M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ps waiting at my mailbox!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3 Felonies Sales And Narcotics Related .... Advice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olice and searches ie car and hom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hat is the best way to anonymize photos? <text:s/>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gic mushroom grow kit and magic truffle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 vials 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For First Time, Americans Favor Legalizing Marijuana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ruguay becomes first nation to legalise marijuana trad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aught with 8g of MDMA MICHIGAN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 i at risk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here to run when shit hits the fan -&gt; DPR's best chance at freedom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ing a bootable windows iso image...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ncrypting photos or video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properly dispose of paper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me connection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ranscript: Jacob Appelbaum at 30c3: To Protect And Infect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"Stylometry" - And why I speaketh as I do. At times. As should YOU!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BB the next step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avid Leeâs âCocaine Handbook - An Essential Referenceâ in HTML!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OVED: Methampethamine synthesis guide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market at the moment for weed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eal LSD vendor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OVED: Marijuana Edible Experiences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lack cocain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easuring the Leakage of Onion at the Root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Hub Global Market Heroin Thread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olice At My School!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OVED: US Cocaine? Up to 80% here is tainted with levamisole!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olice At My School!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re there any cocaine specific threads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ing Meth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ing a bootable Windows XP iso image ..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ello at al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Stylometry" - And why I speaketh as I do. At times. As should YOU!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nti-anxiety medication and LSD; possible interaction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usic festival and lsd advice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do you store your LSD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as anyone tried to combined other type of psechedelic with LSD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ADVICE] I need to know about shrooms and LSD half lives and upcoming dosages.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 after effects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nyone combined anti-drepressent and LSD here?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hemistry Synthesis (from a chemist)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thereum: Making the Entire World Trustles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MT Synthesis Guide NEW Unpublished sell for up to $140,000/kg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tart selling marijuana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cSugars Drug Synthesis &amp; Bomb Making ebook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ploading photos safel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at OUTLAW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PSEC - How to remove info from photo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 in the news -A lesson on what NOT to say to the cop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sale and distribution of LSD 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J Will Let Washington, Colorado Marijuana Laws Go Into Effect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es anyone recommend some useful books/articles on OPSEC, CounterIntelligence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is the best way to download e-books? [CLEARNET links &amp; .onion links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Jolly Roger's Security Collection For The Less Endowed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psec for dummies, <text:s/>+FAQ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OVED: Should a Math &amp; Science Board Be Added to Hub?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ooks on the DeepWeb?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omputer security book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dont log into places from wiki links ...they are phished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What If We Are All Living In A Hologram ("The Matrix")?!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shore Banking for [Real] Dummie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Social Engineering MEGAPACK -119 Guides/E-books- Newbie GOLD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ooks4theug (or Books 4 The Underground) on vacation - back Sunday!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urn Yo Girlfriend into Yo DADDUZ BOTTOM BOY - E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eeping text files with sensitive info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ps on SR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ncrypting program on ma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aive question - walking around with a USB stick with all your drug deals on i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 your lawyer tell you whether or not your being investigated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ear Exif Data From Photos With Your Fingerprin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OLL: Future Data Retention Polic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Lecture video with bruce-schnei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would you do if cops are knocking on your door with warran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Gov't technology that picks up your brain wav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Your favorite XMPP/Jabber serv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vigilant - don't get slack with your security because it has been working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http software for static files only? (linux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k request: Defense Strategies for Drug Crimes 2013 ed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!!!Show your offline while on the Forums!!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low Scripts icon changing color on SR2.0 ta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arly fuckups, advise for repairs...if even possible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arGap - An app to help get data to/from an airgapped P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urchasing off of SR on an Android table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ere do your coins go after LBC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k of the Month, October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nline wallets that dont require java enable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o I got a Pi on the wa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inions on iTorCha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ange your password ofte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n Rules For Dealing With The Poli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ym server and remail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arged with possesion of ecstasy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AUS] New Laws give ASIO more power for internet monitor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ckrTSM - Your Thought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nionPi router (Raspberry Pi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bles Communication in LibertÃ© Linux: A Review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ctual localbitcoin experiences, for your entertainment, more comedy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ere can I learn more about computers and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earing incriminating data on uploaded pictur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arallel Construction - new info - training guide - FOIA release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 we have a stickied meta data removal threa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ney Laundering and You - an introduc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lease be advised ddos attacks are used to discover locations of web serv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having trouble with bitfog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TORBROWSER ON IPA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oughts on the "ninjastick?"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ienware PC m14x - Have windows, want Linux (or recoomendations)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partment of Defence PI Interrogation Manua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plea to advanced web developers and security exper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ticle: How the NSA could bug your powered-off iPhone, and how to stop them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ndows 8 "Trusted Computing chips"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ick Java Script ques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EO of bitinstant &amp; BTCKing charged with money laundering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HELP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with custom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fo deletion on S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BERRY PI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k request: Investigating Internet Crimes (1st Edition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ver worry you're dealing with a fe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Script and all the other shit. I need help or some1 just explain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SA or DSA with Elgamal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ke Sure You DISABLE JavaScript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e messaging on smartphon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 users with Adium beware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Reminder to Vendors Regarding Fingerprints on Packag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exercise your 5th Ammendment right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OR YOUR SAFETY STOP - TESCO VOUCH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<text:s/>How to know if I'm being followed? Riding a car or on foot 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ar Americans, Your constitutional rights have been canceled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tting up a relay on FreeBS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idden Server Harden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ploring the Dark We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y is Cnet loaded with so many viruses?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atch it, know it, learn, it love it it could save your ass for real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astest and best app for secure eras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on Deepbay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etting verified on mtgox!!!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ever been on felony formal probation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Y STORY WITH SHEEPMARKET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Oracle/ Whonix safe to use or no?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ilk Road serv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inters have data storage too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y everyone, lets learn to I2P before it goes mainstream and uncool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security mystery â âfakeâ cellphone towers found in U.S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with androi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 legit vendors with blues a 215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ndom Pro Tip on Seized encrypted dat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roubke with latest toor bundl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tch LINUX OS to tak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verify DPR's signature with Kleopatra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fused about, about:config and turning javascript.enabled to Fals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 need to know how USA does with checking passports at an airpor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free walle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ersonal thoughts on interrogation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with intsalling ubuntu onto parti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ot able to view the list of sent item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ere do you store your SR good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anitize the swapfile and memory on windows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 know it's unsafe to have Javascript enabled but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PSEC Reading Lis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posing Scanners/DDosers as they appear in server headers et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road on mobil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**PLEASE DONT HAVE YOUR AVATAR/PIC STORED ON YOUR PC/LAPTOP!!***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me some computer skills that I can use for monetary gai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'Tox' messenger - your thought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ing Quickforget and other non-javascript private note servic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asnÂ´t there to recieve my order now I have to pick it up and sign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lay early - worst case scenario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noob questions - Segregating data via dual-boo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Text and Voice Security ap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it coin App for window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UD STORAGE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"Air Gaps" article from Schneier on Secur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body having trouble with Buleskytrader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stor: Secure data erasure, a professional analysi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hould we really trust FOG with all of our money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ust found a trojan horse downloader in my java fold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ingray: Another Reason to Ditch Your Cel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y no feedbacks on the new SR 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bot for androi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on LocalBitCoins That will work with me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Bay hit with massive security breac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tocol for visiting clear web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bot/Android how safe are the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deepweb instant chat or IM messaging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hio man arrested for driving with an empty hidden compartm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oughts on keeping coins on the cloud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inions on Torcha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to linux - need advi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Antivirus for Windows 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are your thoughts on I2P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Â£301 on SR and Â£259 on Preev. ;[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ctual localbitcoin experiences, for your entertainm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 way to log onto blockchain with javascript disable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omeone needs to make a server for organizing code 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eaning up a mac book what would be the best route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ng desig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with Bitstam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hould I be worried about avatar meta data on the forum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mergency Self Destruction of LUKS in Kali Linux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 way to tell how much BC fog will take from your total amoun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isabling jav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n The Creation of Strong Passphras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rchat on TailsO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java safe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t's learn from our histor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rious Linux Flaw Leaves Bitcoiners Vulnerable to Attacks, Eavesdropp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s sucks you need java for everyting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programming language is The Silk Road coded in? PHP, C or C++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ptcha / Java help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ck Blockchain without JavaScrip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ever use textsecure for android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igning your own messag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antum Computing - The Future of...Everything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<text:s/>"Ji-Wire Global Wi-fi Finder" *Handy List of W-fi Hotspots!* (advice included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N VENDORS!! Why NOT to use your SR vending nym on the forums!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B Flashdrives with 'Hardware' Write-protection? (USA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o "now" Torproject explains why Javascript, Flash, ect are "default" Setting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sList market is insecure: suffers from multiple simple SQL injection, mor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Get Your FBI Record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of you bastards don't finalize your order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global mind control system, how it work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o You Tumble your coins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N site operators <text:s/>- BE AWARE of management onion exposur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Urgent] Update your ExcludeNodes directive in torr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o You Tumble your coins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To Co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ni pc with dual gigabi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cel Transaction on Evo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st of all known DNM arres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ound interesting new marketplace project "Portobello Road"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ration Python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 someone please tell me how to let a website securely run java/javascrip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avant web serv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erson claiming to be SR2 programmer offering database for sal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 info on Dark Web Contracto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Script Ques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itmessage - what's your experience with it, good or ba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'd like to write ph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rom canada new here :) <text:s/>also anybody interested in speed pill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May Day 2015 - New, decentralized market will be open for public test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Just Ordered From AmishMafia on Agora.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Text tools for linux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 with Persistence volume..again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dy all. <text:s/>Introduction and noob questio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Opinions on Millions Mask Marc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here and good place to sell your classified info!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e you from [Redacted]? I have big jobs for you $10k-100k per jo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Javascript going to expose you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to be one of the people, not a 14th Amendment Citize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Opions on Seize of Hidden Wiki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o You Tumble your coins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s anyone heard anything on benthall or farrell/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firefox vulnerabiliti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The Hub Exclusive: The War on Cyber Crim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anitize the swapfile and memory on windows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inding websites on the deep web. 'map dealers legalize world' ?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id fatherted say or am i wrong he was from here 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gora up for 36 hours on 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SA Intercepts Computer Hardware And Fits It With Surveillance Equipm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n isolated machin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oughts on standalone torifi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lantos server down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ndows users !! handy way to hide your passwords :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ne of the First Arrested on SR gives a AMA on his experien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<text:s/>Critical crypto bug in OpenSSL opens two-thirds of the Web to eavesdropp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nnis Hastert And Federal Prosecutorial Pow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list of sites on dark we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ooping on Text by Listening to the Keyboa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ea for safe JavaScrip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lashdot: Microsoft: Feds Are 'Rewriting' the Law To Obtain Emails Oversea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ention SR Deezletime customers: the Feds have your address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VENDOR WITH &lt;REDACTED&gt;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nd Intel Identity Protection Technology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id fatherted say or am i wrong he was from here 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lo....Old Man Frustrations here .. new to the dark net but wanting to lear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of you bastards don't finalize your order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ooking for iPhone 6, PS4, and so on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oughts on stronger F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urchase something anonymously with creditca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me on down to PYT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rying to get to 20 posts so i can leave some good reviews for vendors.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eb Vulnerabilities in Banks and Airlin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bust from the SR database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mmunicating with people in Western Countries from Chin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bust from the SR database? 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List of legit market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SA: Using Your Street Smarts on the Deep Web *Update: 2nd part added*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: multisig transaction with P2S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Exchanges with onion ur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arification on Abraxa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VED: Potential New Markets (Educated List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est Real Phentermine (Adipex) Buy On Line No Prescrip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ngers of JavaScrip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nupg cheat sheet (command line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nabling Javascrip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uiding your friend's First Tim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Linux GPU Rootkit and Demon Keylogg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 Linux GPU Rootkit and Demon Keylogge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 U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Xray Machin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nd servic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erify your old SR vendo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naging Profits Made From Deep Web Activiti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ocksmithing, burglary, theft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if data, anon video/pic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isable Enable JavaScript in Icewease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in hat Linux. Any user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ig Data Analytics and Revealing Identities - BlackBox Market Advi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leachBit - A tool to erase your tracks, cache &amp; tra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 need to get into contact with sailorsam1980 urgent!!!!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races of yourself on Image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system clipboard safe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y not switch from Windows to Linux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way to securely delete data (Linux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s Security thread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ney Laundering and You- an Introduc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x Your Coins! every single time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â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ysterious spy cameras collecting data at post offic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irejail - Easy sandbox for all your Linux programs - Step up OPSE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and powerfull sql dumper for 8us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aching: $50-$100 Per Hour With Binary Options: 5 VOUCHES AVAILABL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NS Leaking on linux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reating your own Dropaddress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rk Web Marketplaces vs. DARPA's Dark Web Tracer (MEMEX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moving picture dat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Your favorite messenger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st Clearnet sites for research chemicals. 1 Cent for the first 20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Linux Distro For Darkne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pply for a Dutch plastic creditcard with 2500â¬ limit! 100% legi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tair's NON-VBV lis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and System time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âs Security Guide for Beginners (PDF version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â¬20]supplier info for cotton paper with secuirty thread and watermark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Linux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Text and Voice Security ap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ault Market Javascrip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XMPP server to register &amp; use Jabber on ? :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's the Best Images Meta-tag Remover for Windows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ROVE YOUR SUCCESS RATE AS A NOOB INSTOREr!!!!!!!!!! (PRICE LOWERED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umtree/eBay as a Fence - opinions - Your experienc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o much PI openess on the forums and the marke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ricky moment (Java, User Agent Overrider, Screen resolution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install certificat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siness Custom Design Printed Envelop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 with getting 3g dongel working with linux,will pay for hel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ETUP your computer - First Ste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epweb on an SDCa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iving up to an ATM with plates covere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build your anti-tap CHANGE IMEI DUALSIM smartphone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on us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leak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Stoners Cookbook | $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Vendor using Androi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uge issues with Pidgin &amp; OTR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lying internationally with mbb'd envelop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perience with Jitsi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C on VMware Wind 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gaCheap fresh UKNonVBV Bin Lis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cleaner/bitbleach on VM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Prices on Tutorials n' Things ~ Brick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reating website with illegal content - someone experienced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your preferred security set up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beat location detection on Android or iphon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ipboard contained no valid encrypted dat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tect your ass or else your ass is grass.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OS to use in your VM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rong security guide - not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bout Java applet fingerpri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vas Fingerprinting Script- Revise Your Setu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tabase of some usa edu and il co and ru and cn websit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ost your security set-u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with MAC changer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Secur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way to get an vps with RDP for a specific area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-To: Change Your HDD Serial Number on Windows XP and up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emulator Problem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distro Linux for anonimity and secur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firewall/antivirus to use with win7 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re to find how to set up everything with vm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 i use microsoft over debian or linux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ebsites with firefox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 i use microsoft as my host system over debian or linux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paid data pla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poofing gps location on an iphon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st EU states for receiving counterfei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ooking for norwegian users from Trondheim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xify Java DNS &amp; Flas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figuring Mullvad on OpenVPN Tunnelblink with Mac O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inese dark web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ange harddisk serial in linux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asy safety tips for users who use a persistent Debian Linux instal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ellphone meta data - semi-technical dissertation by grad stud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's the best offline language translator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PAM / FISHING SERVICE:I will send for you all your EMAILS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long does Evo keeps data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rtual Machines - Large Lis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hould I enable or disable javascript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droid app to securely send images + automatic erase apps? is <text:s/>there?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jor OpSec Flaw (Absolem doesn't strip exif data from images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ound on The Hub: MailTor Users -- it's time to bail!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ina linked to cyber attacks on Taiwa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BI Control of Exit Nodes in 201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eb Vulnerabilities in Banks and Airlin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ost on Reddit? <text:s/>GET READY FOR A SUBPOEN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estion for people from Belgium or Netherland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iggers being too dumb to use the dw helps with secur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buy with a promoton co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Register on Panacea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.K patrons say John Smith got a parcel with 25 grams of Holland's white whizz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ig order from international src, got the USPS slip to come pick it up and sig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ructuring your assets to avoid confisca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: Silk Road discussion area on BMR forum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igital Identity Services - Information and Lis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Your Rights And The Police (US / California)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ructuring your assets to avoid confisca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What are the safest ways of posting product pictures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Profile pictures an metadata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MOVED: Profile pictures an metadata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Profile pictures an metadata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Profile pictures an metadata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Removing Videos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âeWhore Guides+Pics+VCWsâ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[AUTOPILOT][EASY] Each 50$ Per Day! EVERYDAY! [15 MINUTES]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Uploading Pictures.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Bad luck can also get you buste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bsurd bs to get coins fuck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o vendors ever get caught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hamas leaks expose more DEA and the NSA cooperation 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erry interesting article NEVER BUY PC STUFF ON INTERNET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re is a fake "NEW SR"- Don't use it, phishing scam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an scam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watch(SINCE RECENT EVENTS) to keep yourself even more saf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ry Coopers' Never Get Busted or Raided Again! ...for FREE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omeone wants to learn more about phishing...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EWARE possible SR Phishing scan see below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...Using Kali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secured should I get or my safety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hen SR staff get buste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hared Coin - Free Mixing Servic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get a detailed track for my package? dhl germany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 Letters?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oks like I was wrong about Bitcoinfog. Site is definitely a selective scammer.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n they get warrant to raid home if you don't sell from house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ndora is compromised or scamming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s this deepweb site a scam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nyone got anything on counter surveillance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s anybody had large orders get siezed/lost but no concenquences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ilkroad phishing pag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ld trick, spoof a fax req to change domains or get anybody's info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urchasing paraphernalia on Amazon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oes everything on these forums get deleted irregularly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stamp.net ---&gt; SCAM?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 WARNING: nawlins is exit scamming, why are there not more posts about this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, how to defend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heck Scam - Need advise- Urgent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 beyonddope scammer messag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umblers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azy Scam Attempt(s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s vender thagooods legit or scammer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ssages Malibu is a scam and SR will not provide minimal support!!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eware - Potential PM scam - TorBrowser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ssages Malibu is a scammer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escrow standalone GUI app -- Get in here and share what you want implmented!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LE mailing scam that'll cost you BIG TIME!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LE mailing scam...be careful vendors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dont vendors get caught 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n We Get The Real Info on being flagged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ng's Phishing Server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Creditcards vendor?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hat is your experience with vendors good seller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keside917 has joined THEHUB. <text:s/>Get in on my Holiday Blitz! <text:s/>All links BOGO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OES anyone know how to get ahold of wickedwords from SR? $100 bounty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assau Forum it's a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raVioletCity - either scam or dangerously stupi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an Frau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Phishing Link]Darknet Pro Tip: ANYONE can use Agora's (super fast) vendor URL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oks like Darkwallet was a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 ALERT = AG Vendor- Cheapthrill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 site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VED: I just got scamme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"Drug Market" market. Scam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ocumentary: tax free tour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vis Tax Haven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VI Tax Haven <text:s text:c="2"/>(British Virgin Islands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 WARNING: bitcoinmixer.info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lueSkyMarket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TUT] Get AOL IP USA anytime u want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EASY PROFITâ Get Anything You Want for FREE [NO DROP | NO CARDING]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pin for Dumpz Guide Only ($100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ING GUIDE in depth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LLING TAX REFUND METHODS. HURRY AND BUY BEFORE TAX SEASON START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2015] 2 NEW, NOOB FRIENDLY SPAMMINg METHODS + FREE TOOL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rew Natwest and get pai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300+ guides package ***FREE***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***FREE*** easy to use tutorial to make money onlin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$1,500 Within 24 hours or FULL REFUND(Reviewed)(Vouched) 50% off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Localbitcoins scamâânow only 25$âVOUCHEDâ4in1âstill 100%working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 - Free Heaphones (worth up to Â£100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Free SAMSUNG Smartphone ââ (ONLY 1 COPY LEFT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AMMING 101: Introduction to spamming + phishing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when using cracked amazon account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(carder) Start-up Kit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guide recommendation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IP Methodz - Start making $$$ in frau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reate your own RDP/VPS for free with Amazon EC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PIA..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downloadable games [Titan fall, BF4, NBA 14, + MANY MORE!]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UY 1 receive 1 FREE : SPECIAL PROMOTION Guides,Methods and Program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$20 - No More Cable Bills (v1.0) - Save $$$ Each Month!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Xbox One Method + Serial Number [$2.50 PROMOTION]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 Free Guide ***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SSMAN the guide scammer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guide to FREE takeaways in UK only, Just Eat and mor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racically a free guide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rand new guide available Free UK eroll searche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ENDOR name in GREEN how to get verified?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lear net card scam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[Autopilote]Make Money Fast for newbies[Easy]working 100% JULY 2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here can I get Proxifier portable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hat to do if you get questioned from the authories..PROs and Newbies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safe getting a refund from Amazon is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est free virtual machine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ips and information on RAIDS/warrants/searche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tting up Amazon EC2 with RDP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ersonal account safety-Amazon refunds.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Newbie Goldmine Guide NOW ONLY Â£25 - 48 hours only!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Newbie Goldmine Guide Â£30 only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lectronics? Cardin Ipads n stuff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ARKNET SITE URLs - Be aware of phishing links/sites 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Amazon Advanced Money System V2.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heck a zip file secuirly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Haven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more prepaid cards? SSN DUMPS?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Haven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Haven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T. Gox hacked!!!!! all coins gone!!!!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(hacker needed) how do you....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mr just got hacked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aptchas often "mistyped" the first time - possible threat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reat to European Vendor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itcoinfog a little more steep than expected. 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ardian theory: Servers hacked before takedown. Your thoughts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ulzsec Hacker 'Sabu' "Released" from FBI handler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ounties for hacking the new Silk Road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WEP Wifi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much is too much? (Orders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t Gox HACKED! 850,000 coins missing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rk! - The Hacker Archive. (Kickstarter!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much do I risk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rticle: Drug Delivery Service OPSEC - Hacker OPSEC with The Grugq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the Zyxel N4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gora hacked by Professor house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Question - Hacking help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ooking for hacker-for-hire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ssential Underground Handbook (PDF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Wondering: The Hacked Market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roviding hacking service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OVED: Do you know of a brute force free hacking service on darknet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Ques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Website Help?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Wondering: The Hacked Market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rk! - The Hackers Archive. (Kickstarter!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esting you substance (reagent tests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itBlender has been hacked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acebook account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video registra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'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âVOUCHEDâ SALE!!! ATM hack guides (5 different manufacturers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JUst trying to soak up as much knowledge as possble!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aking Money Via Hacking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VuDu tutorials ADDED 4 new tutorial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Withdrawal Risk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rious threat: Internal error x_x / Looks like something has gone..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SBC / Diebold ATM Overlay program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zard-squad-hackers-set-sights-on-to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What virus protections are recommended?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Is there a way to get an Int'l phone number similar to google voice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obile phone encryption - what system to us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Two-Factor-Authentication (TFA) -- DO IT RIGHT!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Call Encryption.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rticle: The second operating system hiding in every mobile phon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Help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s that are not compromised by Operation Stingray, NSA, etc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needed/good idea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Three of UKâs big four mobile phone networks are providing customer data to poli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wapping sim card in phon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afe to use mobile phone 3g internet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s this the free alt to a phantom phone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olice and Mobile phone records questions -- UK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Accounts 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olice using 'stingray' to monitor phones (US)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olice using 'stingray' to monitor phones (US)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ctivating Burner Phon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encrypted phones?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Encryped phone question?!?!?!?!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laptops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Law Enforcement Tracks Cellular Phones - A brief taxonomy of wiretapping eso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Suggestions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NSA phone snooping doomed as Obama signs USA Freedom Act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The Hub Number One.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py agencies target mobile phones, app stores to implant spywar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NSA's Bulk Collection Of Americans' Phone Data Is Illegal, Appeals Court Rules 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laptop secure setup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laptop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using internet from your phone.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throw away your phones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rivateinternetaccess + burner laptop(new) =Secured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ELP PLEASE: How do I configure my new Sip phone? (Yealink T21p)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poofing phone calls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IS A BURNER LAPTOP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Questions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obile App "Hushed" for Burner Phones??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hort codes to US number -without- physical SIM? <text:s/>Possible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laptop and safety question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easy way to get anon US phone number (works with google)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ying Burner Phones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verification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an LE trace where you purchased a burner phone and SIM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to Phone safe messaging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laptop, what else to do?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s my burner laptop "burned"? Accidentally connected to home network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Phone verification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ard drive serial spoofer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obile Phone OPSEC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eing Illeagal on the phone safe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y phone automatically downloaded "login.bin" ??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ity Apps on Phone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Tutorial for burner laptop setup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o you have knowledge of cell phone networks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-Factor-Authentication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-FA Two Factor Authentication how to ?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ich burner laptop to buy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 need to know from where some facebook messages are coming from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 will be implementing a drug task force on Oct 1st, 2014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deleting facebook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eds use Facebook to ID man tied to Xanax conspiracy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cientists hack a computer using just the sound of the CPU. RSA 4096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 messages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napChat hack not a hoax confirmed 4.6 million <text:s/>users info and phon compromised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XKeyScore - Back to Reality! And Hack-back your Reality!?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Accounts?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OVED: Smart5 Hack Forum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A review of common software that may be vulnerable to the Heartbleed exploit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R "hack" inconsistency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track and hack someone who tryed to hack into my facebook?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OVED: PSA: 5 Reddit Accounts Subpoenaed by ICE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 almost any virtual server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Possible Exploit Warning - Southern Cross Cable Severed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The BMR Hack and conclusions for Utopia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VOUCHED] How To Make $500 a Day. Afilliate Marketing Exploit -$3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nstagram CPA Domination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Andromeda accounts have been compromised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Netflix Accounts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Guides and netflix accounts cheap 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Exploit 0day &amp; ..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's policy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's policy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Where can I buy "pay as you go" wifi ? <text:s/>Like a service with a laptop wifi stick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 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networks/hotel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atellite Dish Wifi Antenna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place to store passwords &amp; sensitive information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nnecting to Remote wifi with WiFi Extender.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Wifi Passwords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rouble connecting to wifi with spoofed mac addres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ntenna? Nightcrawler input appreciated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captive wifi networks (i.e. Starbucks, ATT public wifi, etc.)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-range wifi antenna 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hat USB WiFi antenna do you prefer for cracking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IY HI-gain antenne for wifi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racking the physical location of a computer through Wifi connection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free wifi hacking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red and wifi security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oot loader password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hoosing safe password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ething from Android to local Wifi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 Wifi for FREE internet and better security !! :)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dongle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he demise of wifi hacking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used hacked wifi, how would they trace you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he demise of wifi hacking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inks to clearnet social networks in the profile area?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Service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need opinion on using comast wireless hotspots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method for anon wifi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TE Wifi adapter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i have a burner laptop and will be using public wifi, what else ..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ould it be be safe to use wifi hotspot closed to someone's residence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acktrack 5 R3 on VirtualBox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my setup + Security risks of not using public wifi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s public wifi necessary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hy Don't people hack more WIFI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your home internet vs public free wifi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Broadband Card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oftware used in Target Breach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hat would be the safest way to access wifi?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ERNAMES AND PASSWORDS!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cripts: lock those backdoors!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Static walking in the door 2x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Picking a PIN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Next door neighboor raided by police?!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EDS come knocking on the door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MOVED: How long til feds bust down door?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Meet âbadBIOS,â the mysterious Mac and PC malware that jumps airgap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TBB coming up as Malware...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protecting from sybil attack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"BadBIOS": The Future of Sonic Malware/Rootkits?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Is it true that NSA plans to infect millions of computer with malware very soon?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OS analysi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paralysis by analysi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Building a case report for PFA and court heiring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Personal info compromised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Admins: Create Private Technical Forum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Poll to create Cryptocurrency board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ex-high school computer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ont forget OPSEC while youre getting high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Obtaining Credit after name change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Are these Credit Cards real?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dit Cards Plastic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OVED: User Takes Credit for Attacks on the Panacea Flower Sanctuary,Threatens Worse...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BERICH credit card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OVED: Extracting money/goods from credit cards + full victim detail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ate the safer VM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700+credit scode and Tax Method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Removing Metadata and Other Personal Info From a .pdf file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mbler pleas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a safe way for me to upload an avata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Site Needs a Lawyer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le in a Haystac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 minimum withdrawa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way to share file secure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DoorT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find a lawyer to consult illicit affair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w/o captch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DEA Undercover oper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ybe the withdraw problem is bigger than we think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rvices like instawall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ry Act Of Being On SR Marketplace Illega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nt to form a Partnershi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i could escape question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Ten Commandments Revis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re's a security feature that LE can use that i never seen mentioned on here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tin the F outa dodg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CE BREAKING PIN CO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word sniff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 for extra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want LE to know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Metadata question. Will this program specified in the post remove 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2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 cops DON'T HAVE to tell you they are a cop when you ask them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are SOOO stupi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aData Cleans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add subkeys to a Kleopatra generated keypai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posts date back to octob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Advice - I was stupid about transferring into S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body should watch this TW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ulnerability of former SR customers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got this guide to offshore banking? nomadcapitali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afe is the Youtube expermiental option of vwatching video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quick.co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rmation harvesting - how hard of a target are you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ought a MoneyPak, what nex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safe to say that LE has bought from every vendor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i think i'm in troubl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Informants, Surveilla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velling around Europe specifically EUROSTAR/train tunne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urrent Silkroad Rat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cenario: How would you identify my hidden serv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ght to Silenc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Forum - LO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thing again gone from site <text:s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a siezed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k Road 2.0 down Again?? What another attac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bitcoinfog necessary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OS are people using for forum and SR purchases (not vending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slightly paranoid but related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usion Detec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sed coinjar befo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world's most secure OS may have a serious probl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t Currencies scapeghos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advice on my new plan after i got caugh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graphic: How to Handle a Police Encount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Polyfront Still exist? or is it updat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'sketchy' is this? *LE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 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afe is My PC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tiLogger Inf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WARNING VENDOR PLUTO PETE ARRESTED AND ON BAIL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lly rogers th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feel Silk Road should integrate other currencies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opy and paste text from my computer to forums without metadat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this mean on LBTC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2p's blackmarket eepsi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 interesting removal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ret compartments in cars austral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2factor and bitcoinescrow.or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tumbling coins actually do anyth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ask a lawy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, warrant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texts incriminat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PA err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GP4W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857.8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C MIA after withdraw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ash drive broke need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sh spo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encrypt my own message to vend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thing Decentralized and Modula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 vending and US extradition l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he hell is this mixing th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A Law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crochips And China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safe- Prepaid Moblie Intern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low will we go? VOTE-POLL ADDED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mblers: Which one is the bes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0.000 People Disappeared from Internet in Serb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we get a simple answer to a simple ques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using orbo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safe to copy text onto this forum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 about if I should move my stash to a different pla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IF, METADATA etc. Vendors picture upload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ough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 to Tumble co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applic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can I buy litecoi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needs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xb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a hard driv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pping Internal/External hard driv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/Potential Vendor Guid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2p Discussion: Discussing migrations/coexiste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sappearing, rather urg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Laptop* HELP!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ticle: Why I suspect Schneier is an US agen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ney Laundering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st minute pract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brothersLLC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the most common way of getting caugh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 in law enforcement rang me today, putting together large task force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st all, starting again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omarket robbed everyone and vanished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PPPPPP!!!!!!!!!!!!!!!!!!!!!!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i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Florida MMA law pass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e more newbie question, about the BC sent address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napCha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fre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mple steps in case of arrest or wor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 to use bitcoinfog. is it too bad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the Coincha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scrow system, can not understand 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ing in the same area you resid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 case of interrog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meber TorMai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grading from Mac OS -&gt; Ubuntu - Questions please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way to tumble coi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sig escr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URL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ivering to a dor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deal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SR Vendor Bu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/advice on weird rl situation, pleas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just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ivil forfeiture act (US) read if you dont know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oneypak traceab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 of these "new vendors" possibly be 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do people put clearnet warning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ew version of Zerocoin has been designed and is being released as an altco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LE stand f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 minimum withdra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crads Major Comeback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net Freedom document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int me in the right direc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te Coin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ain is taking a Prohibitionist view on substance abu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guessing passwor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 takes down my real ip adress some ho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enBSD, Torbrows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tor: Let's talk about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n is it ti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this forum accessible for non registered user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ockchains shared tumbler (not right saying but you know what im talking about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tellite Intern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cannot decrypt mess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a bit.ly short URL to this forum a security issu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a few question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word entrop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mail/extortion/robbery on the darknet. What are le's views on thi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riously! Do you people ever delete your messag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calbitcoin is requiring scripting to log 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gecoi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a Pictu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cking spamm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ndora <text:s/>marketplace shut 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.AILS Connection Issue...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the hell is going on to mt gox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help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long should i tumble my mone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SA or Black Ha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dden parti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lk we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eposit adress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m fuck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mobile devices secure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e file dele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rtbleed bug compromises half the internet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 Market messaging HOW TO DELE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are you following this Projec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to enable Flash in Icewease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Computer's Ca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they se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many people have used BitInstant lately, and if not what do you us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talk to the pol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teco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please explain using a router with NAT + OpenBSD as a firewal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 delete function is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*DANES ARE MISTREATING GOTTFRID SVARTHOLM TPB FOUNDER**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every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ausib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st time Electrum us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 tumbler need to be used when buying coin from a SR or DW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all the clearnet warnings?!?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lear my hard drive??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aw enforement view my personal messages on S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ning House -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nitc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messages through the forum automaticially delete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eep Marketplace Warn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minance and Submission: LE, Psychological Manipulation and Interrog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of Hidden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is what happens when they poke a hippy :) ME -v- FB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t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mail 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ting caught while abro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sidering Vend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LE knew who i really wa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lorado and Silk Ro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nding confirmatio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my dirty money to turn legit! Any Advice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ecurity Wik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mbers of Annoymus where are you Silk Road needs your hel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improve nymserv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tic deposit addresses = poor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Raid Times Austral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ing messages?!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k Road Related Bust in Austr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if I didn't tumble am I basically fucked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I get some help on EXIF remova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RMANTS, SURVEILLANCE, AND UNDERCOVER OPER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 softw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an Attorney Before You Need 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has my name just come up on a hidden website error p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TCKing (Robert) squealed? and owner of bitinstant (Charlie) arrested by fed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required to get arrest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BIT SECURITY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 ALL GERMANS - PLEASE READ!!!!!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pot undercovers and informan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find my pubke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let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item is siezed ques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ypothetical question - house raid/asset seizure legal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BSD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one, Please Explain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rested and custody in Denmark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cryp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IS QUITE DANGEROU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do phish come from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ndora 20% Vendor Commission + 20% Withdrawal Fe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being paranoi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Investigation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adata is camera onl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ditch my hand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p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mergency Lawyer Fund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RNET WARN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it Adresses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ccessful withdraws from localbtcs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ett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ic lantern our worst nightm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theoretical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ctur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Your Messages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Stam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s silk road affected by the SSL bu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should I hedge my coi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file shredder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Silk Road have to do to keep safe from the ssl attac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!! <text:s text:c="3"/>EDIT: Nevermind I got i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 Government or LE Advice Th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on combatting 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send me a ms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image upload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question for a resell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PIN for S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Âµtorr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ying | Helicopter Surveilla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help i need money for my m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 stopped by my friends house yesterday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DEA Confidential Informan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t Gox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TXT files have personal metadat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ST READ: Would this IDEA prevent DDoS attacks??? MUST 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read CALIGIRL mistakes - from announcing holidays, to envelope typ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l: Mt Gox Withdrawal Tim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multisigs solve the escrow problem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vendors from the original SR got arrested after the take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municating Secure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n VMware inside VMw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MR Closed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the ssl heartworm bug affected silk roa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Wasp (Please sticky this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saftey please read or jepordize someone for being slopp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this mea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 2 tumble and still havent received my mone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risk in uploading avatar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netÂ´s - Prepaid simcards - are they any sec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TCHA LETTERS NO SHOW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turn to send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ry Nullification <text:s text:c="2"/>what is it and lets discuss i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te Request: Obdev / Little Snitch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 Trying to blackmail me. ASA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wox, mistak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to DBAN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can microdots on a printed piece of paper be used to locate my comput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dromeda's OPSEC Th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Have i lost my co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a vendor just try and publish me? Ban Pleas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zmeth shutdown and arres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topia market is g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el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enough for LE to get a warr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efoxâs adoption of closed-source DR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xtco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a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antity of personal supp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bid Scripts Question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ng time SR loyalist, asking for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nybody decrypt this message for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mbling from S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hoax or leg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need more info on changing laws right below security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ead Pirate Sunk By Leaky CAPTCH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T G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ly Situation NO TUMBL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e Police Raid Incoming...Looking for some adv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n are you actually breaking the la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d Signature when try to verify my ow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Risky is Clearne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polyfro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x authentication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word Sa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bitrage in WA/C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Request] Cases where LE forced someone to give up passwor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ssed of with this shi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leopatr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F metadata saved via the interne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installed. Now how do I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are people STILL pressing xanax bar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elled to Disclose Passwor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 SR busts being kept qui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ckr (secure communication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placing an order, does this sound about righ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wox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are transactions handled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an interesting article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berte... Up to dat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owing users to upload avatars is stupi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IO and the new laws. how will this impact us australian SR user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vendor wanting signature sketchy? <text:s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's the best way to browse CLEARNE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eCrpyt did you know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'Impossible to crack' code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LE pose as a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Idea - SR2, and all other marke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ive-by'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Servers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write a vendor and where do you find a repl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money was seized 4 years ago, now they want to give it bac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adv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xx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 Government Surveillance Programs Senate Committee Hearings N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 raid aver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tg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ing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SM Brea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no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le-Playing (OPSEC, CD, LEO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cha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UCYMCGEE SAFEMAI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rtbleed bug NS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I Bought From Busted; How Worried Should I B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posing as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P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tech heads or website owners / builders ect able to answer this 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ultibit secure by itself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r to Deal w/ Racists &amp; Vulgaria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LE charge and convic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assist if you ca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QT extremely lagging. any suggestio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PA General Err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of sorts im sure someone here can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RICALE,MIRICALE, PEOPLE OF EARTH I Need A MERICAL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Concer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osen prefix collision attack &amp; DPR's x-mas giveway md5 h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SR still tumble incoming coi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antum computers and you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nyway I can change my pi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lif. bill would halt assistance to NS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did Silkroad remove their CAPTCH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ld setup - still safe (enough)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moon unit being lock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stam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o tackle T.A.I.L.S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lace tormail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anning to buy a smartphon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msq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k Road is like a nuclear bunk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chances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m getting there :)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mbler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security HELP 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 to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et the Spies Doing the NSA's Dirty Work [Article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message - Bitmessage.org - Start using it! :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nday reading material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OM Revealed: Europe Crackdown What do you guys think about thi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berty Reserve founder pleads guilty, faces 75 yea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ickly Speaking My Connection - Is What I Have Sec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ustomers of PlutoPete, consider follow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btaining an apartment- Anonomously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T THE NE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They Prove You Ordered 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vendors ever get this type of shit 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ni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note Inform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P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D attac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mail 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 when posting clearnet lin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's an informa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2p's "themarketplace" is the most secure marketplace on the darkn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aying Spy in the Airpo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messa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itique my proceedur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nt to learn how to code - advice wan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re's What Law Enforcement Can Recover From A Seized iPh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st 2 questions before my purchase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the cops gonna move in on this plac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little confus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ize advice regarding under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p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re do hope I'm wrong but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silk road, have a few security question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LE be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I sa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've enjoyed it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ke up LE can do whatver the fuck they w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he hell is a has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LBC Anonymous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ared Coin Slo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stamp to Fund S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mmended O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ever, ever talk to LE period especially interogations Cops will li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ney Taken From Silkroad Account 3 Times Now!! Please Help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n't know if this question went in Legal or Drug Safety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LBC 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many confirm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on-to-be vendor with onion hosted service -- security precautio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witched my PC for a Mac need some help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not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tors Suggested Computer Security Setups | from old SR forum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ompletely delete all info on your desktop in emergenc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igo/Libertas/one other user arrested. Its tru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22/05/2012 Eben Moglen speech] Innovation Under Austerity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oking for comments and criticisms about my security-overhau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thdrawing coins from SR 2.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's compar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MoneyPaks "Safe"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possible to do this (fast computer shutdown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nted which is better to us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secuity help. Need upload a pic. Please read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mors about LB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theft transac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10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else been contacted by a vendor by pos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bootable devic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k Road Forums Fail Safe And Back 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en this on bmr forum "Lifting the fog DPR and the FBI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eard of the Wickr messaging ap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Way to Reinforce Do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ecklist anyon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phone, <text:s/>Anyone have on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O's next mov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l security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Priorities Theory/Discuss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's Characteristics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ve lost/forgotton my PIN to withdr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being secure enoug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vide .EPS file anonymous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ICK AND EASY TIPS TO STAY SAFE FROM 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quipment for becoming a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e Verific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- "Leaving No Trace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 feel safe with this shi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else having similar TFA probl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cancelled order from BTCKing appeared in my orders list? What is thi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of running a relay no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nge Message yesterday.... whats your guys take on this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bscure Idea to Increas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ird envelopp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ve a Security Question About Anti Virus Firewal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shing B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eds are going to bust many of the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nding confirm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he hell is save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VE GHASH.IO if you mine there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ne Resistant Vehicles and Physical OPSEC,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ystroke Loggers how do they work? Protection from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T Discussion: Leaving the USA clandestine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 = 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few general questions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the best practise for using SR safely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else get this bullshit message nice try thoug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genuine Window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ng a Me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y New DPR, read up on operational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of Skype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stam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please help me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o: tumble co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fucking positive note here, in this mist of distrust and Paranoia 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ascius Escrow Scheme Draft IS THE SOLUTION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nth 2 Month Tracf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GP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ins from Sheep found and One guy traces them al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bunch of code that doesn't compile y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dac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: Eepsite Unreachab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Article] The NSAâs Secret Campaign to Crack, Undermine Internet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p on Bitmessage? I need som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laissez faire P2P marketplace------------ (Concept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teco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recovery related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tential vulnerability in SMF secret question/answer password res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instal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ote On OS Security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¦â¦Concealable Body Armorâ¦â¦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bitc go back up again so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mbling Coins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help, very scared and annoy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keyloggers 2014 sty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SA and SR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this forum keep log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e sure you browse in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ke op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remove all evidence on my PC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cludeNodes of the 5 eyes, unnecessar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anoid Freakout Question #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we be seeing a security boom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 for some of the security "gurus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st some site addys ,Please leave Lin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py and paste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martphone an OPSEC-paranoid SRer might consider us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leware proection and other ap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BB plugabl transpo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gnup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an efficient BC vendor on here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rent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remind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legit is https everywhe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ouble decrypting messa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ready logged in after error in captcha? <text:s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racking passwor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egit got it from user named silkro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all this safety all that necessar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we really know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n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ronkey + dicew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 balance issu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bit won't synchronise. Hope I didnt lose my coins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ck Me If You Can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buyer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 Security Foru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's my next mov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 decent amount of coins, now what? USEAB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rwe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TTPS Everywhe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 structure or not to structure......that is ze question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xt generation hidden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security done r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xAcid Theory: Are we REALLY he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P TEN WAYS TO FUCK THE NSA/DEA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NSA &amp; DEA work together and cover their trail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: karma/security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verse Psy-ops? To Protect and Infect? The Security of SRv2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February 11th 2014 is The Day We Fight Back Against Mass Surveillance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Dedicated "Cryptocoin" 'sub-forum'? To avoid cluttering the 'Security' forum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 Building Open Source Laptops/Hardware! [bunnie's blog] 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 will NEVER leave! The reason 4 EVERYTHING? And other such n0n$enz3â¦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mts surf-stick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how sketchy is buying Weight of weed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ANKMATHEWS DONE THIS TO ME <text:s text:c="2"/>BEW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was an inside job I have no doubts and heres wh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ue Sky Market <text:s/>no invite code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Tor Users -- it's time to bail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eration torped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yment confirm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he sell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My old accounts here disappeared. Was The Hub restored from an old back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rizo and trustz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IRL mea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ME !!!!!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buy classified intels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rrizo and ARM TrustZ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ed Platform Modu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Odd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ymetric Facigol Deriva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mbling Co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Agora having 2FA issu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 Wants To Start A Sex Cul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y guys, back after a 6 month hiatu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rveillanc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safe to buy a "new" lapto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yb4c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S READ BEFORE POSTING ANYTHING READ THI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re Thing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everyone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m new to the hub and i just need a little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asy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**king beautiful d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rgent request to moderat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Surveillance help - Anyone worth shit that isn't in jail alread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 being christia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vorite anime show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FAVORITE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eboot/libreboo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used these servic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just dropped in to say hell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ning the lotter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tronic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BB 4.0.3 released Jan 14 20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 Felonies A Day -- every American should read thi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GIFS and images in DNM forum posts a security ris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equate lapto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onic Stores Is it leg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garding Marketplace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uesky traders gon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ussy creampi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nnyme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Is anybody still doing business on Agor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scrow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RIMINALE FROM 1 YR VENDOR ON DARKNET BUT BEGINNER ON THE FOR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rnet Domain Registration ScamSi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+207/-136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anyone spotted where TSC is vending no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told you this day was coming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ãJapanããæ¥æ¬èªã§è©±ããã¨ã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tcom forced to reveal total fortune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What kind of stuff is on TorChan, should I join? How do I joi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antum Inse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senting mysel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 go the extra mil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rded Fut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dsBuds back in biz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r Alfred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allow post - description of mysel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ker Hust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D and firmware hol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Top 3 forums of D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A! S.O.S.! "State Of Survellience" - PBS 4/11 8-P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explain-&gt; torstorm.or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rigins Of Li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ams Helix dow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ndalone bootload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quiring monitored chems domestically or abroad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: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IS IS A FALSE FLAG MADE BY THE ZIONIST MEDIA CORPORA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HackFor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xdog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- experienced operat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ose that help oth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mployment Needed, Will do most thgingsHi everyone Just lost my job and are loo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unfair vendor roundtable foru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ss Surveillance Exempt from the L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ecific Links Are Desir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phone 5c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's 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s and Regul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NTP cli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Anyone who feels like being long win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ingdom Foru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SD no FDE, solu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rkweb-everywhe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marked shipped right awa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he begin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return of the netboo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cent opse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royaloi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enNI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re is someone I would like to speak to...pls msg me if you stumble upon thi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Paranormal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you use panacea after admin been DOXX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happen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for a frien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/ComputerThe Force Briefing: LE DNM investigative methods &amp; resour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IRL mea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owners.. We will never join unl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ck Blu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- experienced operat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ippings options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Iron Cl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multisi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âSuperTrips,â Sentenced To 10 Yea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 blackmarket registration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Tactic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 downtime rum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crack a networ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Government Tells Ross Ulbricht He Owes It $183,961,9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reseach repor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can't I reply to threads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To catch a pedo ft. Scurv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some help, advice, talking to about reveng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review DUTCHDREAMS 1g powerplant <text:s/>(holland to The UK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ps to Vendor FullTI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ng /boo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onion hosting help needed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KEandIKE fire BHO revie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2 question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one pleas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 forum how to ask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FDE provided by Linux distributions strong enoug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/has LE create vendor accoun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Advice for the Newb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eap modafini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ryWatch and RuggedInb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blackbak gone rouge alread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people of The Hub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A little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ownload safe from torre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orts arbitr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your hel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Tor and Thunderbir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, I'm a security consult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ng /boo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rner Koch who wrote and maintains the GnuPG core softwa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DE and file syst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dline: Silk Road Judge Denies Retrial Despite Agentsâ Alleged Corrup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Backbone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phrases That You Can Memorize â But That Even the NSA Canât Gu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Stop spamming the for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e voice chat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rug is thi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l Rule of Thumb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nowden lawyer blasts Aus anti-leaks l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ick Mac Security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s that are still up after bust please!?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CSTO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smuggle something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ing to make 5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milk pharmac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ligirl also arres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you use panacea after admin been DOXX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Intervie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VE MEET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hacksforcrack is a bitc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keep going round and roun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IS IS A FALSE FLAG MADE BY THE ZIONIST MEDIA CORPORA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: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 - Indictments against illegal buyers are com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One: Deep Market (idk if this is spamming or not, but if it is sorry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ture of Hidden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ub is mecc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ring a &lt;REDACTED&gt;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licensed lend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What is the community rat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ways remember. 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riously now, pdf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owners.. We will never join unl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 IN BIZ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happened to SUKEY (sr1 &amp; 2 coke vendor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do some people use ICQ? Is it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.S. directs agents to cover up program used to investigate Americans (reuters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iny Flakes - WE RISE AGAIN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and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IRL mea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te Pretentious Fascist Socialist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's talk about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rty tricks from JTRI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phrases That You Can Memorize â But That Even the NSA Canât Gu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tfish916 <text:s/>vendor on bluesk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Marketpla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400 Years Into The Futur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naXpress000, where can I find him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just me or are we being infiltrat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8 and BIO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heard of the heavenly gro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Hello Hub, I'm the admin of Zanzibar. Ask me anything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D firmwar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ying to find some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: using insecure memory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Yahoo! captcha keeps fail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Galaxy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Tutoria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DE and file syst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Currently I'm reading 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/has LE create vendor accoun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we sell MSDN shit he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kiss marketpla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Revolu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C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va deliver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XKEYSCO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ferral Lin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is everyone getting into the evo giveawa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the Man in the Midd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Something to think ab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ph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ligirl also arres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ke A Virgin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a shell syst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nyone vouch for the armory or executive outcom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graphO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rigins Of Li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auditing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M Wall of Sha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tried this new marketplace. accepting vendor and customer registr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shore bank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Dr.Clu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sh into the Deepwe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sources (links) on computer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Advice for the Newb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will make you laugh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What is the weirdest site you've seen on darkweb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tch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Xanax King Fal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ecutive Outcomes - Newbie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this in the registration agreeme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OG_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What if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Meerkovo bac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nybody telll 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som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00b who got screw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FI and legacy mo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b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alashnikov fullz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Buying Porn Site Logins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everybody! I need some hel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SA files?!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ba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NSA Converts Spoken Words Into Searchable Tex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obstac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cheap hash vend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ceoutÂ´s Vendor Review (German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How far have you made it in the Cicada 3301 treasure hu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jor News Outlets Wrong About Ross' charg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erious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Ron's reintroduction (From: Introductions!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QI - Intelligence Quoti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some help, advice, talking to about reveng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 forum down for you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otne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LC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oking For Agora Forum Memb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pil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send is assassination market link. Thank You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Expert Steve Gibson's Comments Might Just Save Your Li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l chipse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verse Enginee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tch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Surf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Anyone know what ItalianMafiaBrussels is up to?/Contact info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ucyandmolly here...any clients who purchased from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i8thW0nd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graphic: How to Handle a Police Encounter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PurpleLotus/TheGoldenLotus busted!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iosGramShopp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sarial Stylometry: Circumventing Authorship Recognition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 Spa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Kimble + Vert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safe method to do thi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, I am OnionSyr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powderguy *Warning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ronclad marketpla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ss Ulbricht's family would like to see you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Blinder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tchDrugz from Evo her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otki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should be fu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Unfair Hub start playing nice or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CryptoLocker 3.0!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word reset!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nybody tell me how reliabe this market is? would anybody share some revie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Centi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sed cccsto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bye Fellow Noob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oduction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gh4daze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stamp KY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s DDoS was predicted in 2014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read dele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ke A Virgin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zaphod or Jack Harkn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peopl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garding Sybil attack, LizardSquad, et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Words of encouragem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! Newbie he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qzemrwxa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: how to have webserver online 24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GwJSJ9DCjvyLVAywFNKiaBK21Bg7Uyn1v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xx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Silk Road 3.0 on hidden wiki leg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ferral Lin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uis Vuitton Mens Briefacases Bags Graphite Steeve N58030 Replica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Vendor Alphabay from Amsterda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wOrNever2015 is still a'live Nucleus &amp; Agora market full escrow worldwid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Y EVERY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lica cartier watches typically the railway serves an important ro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989091 Museums and a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hxyub wrsccw rhnfii kszcr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lica watches bachelor chris confess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's up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ÑÐºÐ°ÑÐ°ÑÑ Ð¼ÐµÑÐµÑÐ»Ð¸Ð½Ðº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incredibly overr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incredibly overr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incredibly overr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 friends, it's been a while but I'm back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Crackin People!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member remember the 5th of novemb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One &amp; Only "Security" Hub...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think this would be the BEST place for "Centralized" Security Discussion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lse do I ne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S are you us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rtbleed- how does it affect TM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ams - helix safe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yahuasca mothers terrifyingly compassionate destructive lov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does electrum hate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verweight people &amp; psychedelics safe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country outside LE´s reach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/// MULTISIG CLUB \\\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Distribution Pattern Identifi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Important*security tip for people looking to become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question from relative newcomer he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your definition of Addic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w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tropics + Psychedelics = interesting result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ternative to Anonfil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crodosing and Tolera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Reason to cause concern?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10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forums have a periodic or time based PM purg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m Minimisation - Seeking Research Participan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sic OPSEC Ti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sic OPSEC Ti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sic OPSEC Ti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legit PM I got toda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you need to do before uploading picture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Sig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thing Els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666tiger here : My produc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was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and external link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se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cin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Tip: Creating a dead man switc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C Addresses - Can someone enlighten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putting pictures in ad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security ti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Question = Many people problem solv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s to stay saf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 terminal modific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package is @ the USJFCOM in VA IS THIS NORMAL?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elp] How do you blot shee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safe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coupons/vouch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ward Snowden's RSA conspirac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copolami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lk by Jacob Appleba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bit Lost passwor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te problem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this be traced in anyway? [Photo Security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editor/Remov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scanners and physical cri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to Log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posing as a vendor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e weasel notific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ways reply to dispu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crubbing MetaData from images Ubuntu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ert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box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sh Spo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guy leg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Few Safety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eapest Imaging Camer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rclick Warnin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prepare fentany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hange my Password in Tormail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uction of Evide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inja sti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Script 2.6.8 Default Options allow Jav and other Plug-i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'm so close, I can taste it! ...well, no. I can't REALLY taste it yet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ing registra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Communica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help me get start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sharedsend nescessary? If so, how many cycles should I us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-FA log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floche <text:s text:c="3"/>hacked <text:s text:c="3"/>please modo HELP 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kelihood of LE setting up vendor account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TDS.dit offline extraction of DC password hash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!WARNING!] *READ THIS! Important Guide* [!WARNING!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adowcash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itque my Security Setup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prepaid hotspot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ops - Someone please hel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cure is Tox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link me to Kimble's security set up pos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gloves to use as a vendor?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sion: BCPG C# v1.6.1.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mping my Harddriv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terntive to TORMAI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u guys think of this setup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etup ICQ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I am using a 3G device to connect, what can 'they' know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O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uides &amp; Tutorials - EVOLUTION - Feedback 100%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FA Help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Dele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the safest windows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1 Vendor CALIGIRL Bus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arells or virtuabox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vendor safe to order from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station. German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DP awarn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 enough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nt Knock &amp; Talk - US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ward Snowden Documentary Citizenfou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­ TheTwinz: 'Exploiting An Industry' v1.0 // $700+/day // Guaranteed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MonkeyBusiness eCommerce Emporiu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eavesdrop through PC microphon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is possibly a honeypot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eamSepak - Writing/talking about illegal thing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eck my setup real quick pleas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set-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ng a RD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rkWeb Beginners Guide - Sticky this bad bo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rgent help please - they wanr send me to jail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ought some people might find this usefu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nt Top Become A Seller is This Security O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<text:s text:c="2"/>I been Hacked.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stab.su down + alternativ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or DBAN'ing HD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ut would you recomend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r lights for this securit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and jabber compromis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nfo Can Vendors See About Us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DF Files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Downlo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dPh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, why is my ZEN.SPAMHAUS.ORG always show blacklisted? is this o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curity Leak / How to tell if I'm being watch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cal File Transfers - Samba Vulnerabilit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find RDP easil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tect the lens or cord of a fiberoptic camer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"captcha" can catch ya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orchat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gora/BitFOG/Agora Forums??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DD drive size in VirtualB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phone unloc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FA login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zon Gold Min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Mac Securit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me &amp; Date Setting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the best easiest way to secure comput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understanding check2ip results. am i AN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ways used window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&amp; <text:s/>pidg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pidgin proble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adv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way to securely wipe a hard drive.(make everything unrecoverable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questions regarding to XMPP and Pidgin configuration help needed?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rtBle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opsec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nyone explain the proper way to set up a RDP Connec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ning a lapto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nlock an iPhone 4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tion, OS and Laptop hard driv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yor help friends"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"Retirement"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00b question - Operating Syst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ppl using now that anonfiles doesn't do zips or rars anymo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yekaozuru is here again ( Guide_-_The_Ultimate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have a keylogg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erio messeng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c Security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ctions to take before I become a vend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T GoPh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way to crack Metasploit Framewor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. Clu from SR2 got knocked recently - comments and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age question not to hard i hop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up advice needed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ll this be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 safe using RD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RDP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torialMaster Pa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o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can make you a lot of mone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ze of Envolope 120g? Help/opinons needed guy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my setup, pleas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TMA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 here please 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ummy! Olive Garden Recipe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tspot shiel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Downloads (Read and comment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phone 6 Encrpy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ding fingerprin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DP@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laro sto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sr606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question about keylogg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LE posing as a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it just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ing Identity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oice Cal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Alip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tell if someone is an agen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quation Gro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necessary is noscript? Opinions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 Word On Security Setu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the Gov. track money orders/cashiers checks/WU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pidgin otr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file shredder 2.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bile hotspo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ware Device Sec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rchat <text:s/>connection proble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anyone using protonmail.ch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ali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tex Gloves &amp; Prin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dk where to put this po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% positive feedback for my sto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name in GREEN how to get verified?? VENDOR / HIGHLIGH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ve i fried my hard driv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CSRF verification failed. Enable 'Referer header'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loading and Setting 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yday Loan Scheme and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ther's Maiden Name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future in smarphon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up sess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 xubuntu uninstall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dp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rasur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LE ever impersonated a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setup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xx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phone 5c wan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udflare detec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do i need to re-enter my credentials twic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cuse my level of noobness-BIG ass noob here :(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flash cookies separ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rious Mac/Jabber issue! PLEASE READ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question of security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in danger ? Please, hel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istence manua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Help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DP Question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afe are CN &amp; Dnet comm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is the most safe Jabber(XMPP) server to use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earweb what is it 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XMPP server is the most safe to use for Jabber ? NO logs, etc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rklea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st my PIN !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ICQ chat and other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tential serious LE proble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nx ev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mad invite p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 safe, use my NL dro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e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eration Onymous FU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#!OWN A CLEARNET PROMISING BUSIN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*NEW VENDOR*** ***fuzzyduck123*** RAT software, botnet setup et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al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loading WINE in V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advise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 cook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bluetooth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ban/Blancco help need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s Here For Sale Cheap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ther Secure Storage Services like WUALA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practises for a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HWID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leaner v wisecare3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8 Tablet User-Ag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oof sms question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 72soc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qc and jabb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UND SURVEILLANCE HELP NEEDED! asa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ypass Anti Copy/Paste security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Pidg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up predicament Ã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UNBOUND.CA thors hamm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much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 Vs. LE | Your Harpoon To Fight The LE Wha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ugin metadata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 72 pric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bian 7.7 installation issues. Help :)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lk Road Vendor âCaligirlâ Sentenced to 5.10 Years in Pris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lating to localbitco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 download virtualbox on my lapto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re LE tactic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xp support sto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inderBird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ckr (mobile and desktop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lland ------&gt; US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ting up Linux Mint * Info plea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C Scrip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Becoming a Vendor - Best security set up*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this sound suspicious to you? New mailman delivers one packag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 your own opinion what is the safest security set 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 files anonymously - InfoTom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SMATCH <text:s/>time zo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enough layers to my on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lking about shit on evolution opsec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images - Metadat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ngtime member. New vendor. Capable in Computer security? PM m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st secure OS setu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ketchy Sample Offer? (OPINIONS PLEASE)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stalling Tail linux using VM,Please hel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 sec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100% secure doing this ?? just to confirm 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3 pivate security gui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 about the safety of connecting a RDP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ecurity setup advic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ustomes Procedure? Holiday Tim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gnature Required. Thoughts? All info will hel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dicated laptop security advis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getting SECUR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cAddr spoofing &amp; custom firewall [Windows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with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lletproof dedic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re scary NSA cra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guides and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*Electrum Hidden Services**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/ Vending Securit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tention any one who uses cvs pharmacy!!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v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PSEC method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help at hiding my IP.. please read me .-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layers of security set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l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oss-Market Buyer Ris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ops Help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RDP's really that saf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ir-ga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another setup which needs help of the proS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: sr2 and c9 down ... article insi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xactly is this?? can anyone tell m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uld LE go after low level buyers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R LED Ha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chash of Doxbin released source code and logs! Popcorn time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am new on this whole darkent thing. I have read about using Linux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think I'm under surveillan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ZECH COMMUNITY -- ÄeskÃ¡ komunit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RD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crypt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cookies and logging into EVO marke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/advic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eking Help // How to securely/privately download a fi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DP'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ting up operation centers in abandoned storm drain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wo different OS'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ä¸­æ Connec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tecting undercover LE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leaner and PORTABLE 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dea for my security upda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- Rela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in my setu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's talk home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few questions about ordering cf's and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elp Wanted) Using a RD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BC Futureâs World-Changing Ideas Summi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F Portable and sess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anyone interested in an Evo/Underground IRC networ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ictly buyer set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use a 4g dongle as an extra security meas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ntermai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blet 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 and Jabber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to's D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bile Surf Internet Stick (UMTS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untu secure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ural remote monito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ber/Skyp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is the most secure way for sending fil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bother securing lapto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tal wip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afe is it to tell a legit vendor my drops' addresses in ICQ+OTR 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and Re Open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anyone seeing certain anomalys happen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questions about communication here 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downloads anonymousl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icq+otr needed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withdrawals automatically mixe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lete Security Set of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ck 1 &amp; 2 Help needed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ggestions to Hydr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e funktioniert Multisig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Important*security tip for people looking to become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ewing Clearnet Lin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ny inexpensive webserver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nock and Tal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nting labe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mple OPSEC people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F Forum Hidden Service Hel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phrases That You Can Memorize â But That Even the NSA Canât Gu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ewing Clearnet Lin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inting labe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mple OPSEC people.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ED: [VENDOR GUIDE] Becoming A Vend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ââ ALPHABAY / ABRAXAS INVITE INSIDE âââ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ssphrases That You Can Memorize â But That Even the NSA Canât Gu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aling MB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ed Escrow servic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lashnikov security postt-anyone have it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LEASE REMOVE AT MY OWN REQUEST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this supposed to work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trusted escrow vendo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curity on smartphone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about finalizing/FE/Escr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ck solid security and DW info liste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cleus Link Rota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!WARNING!] *READ THIS! Important Guide* [!WARNING!]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ADS UP ADMIN: If the market runs on IIS you could be in troub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ueLuci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ouble viewing product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view evo market mirror/scrapes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ustomer SuppÎ¿rt Important Nucleus News (4/4/2015)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CLEUS PLEASE 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DNM Security&gt;&gt;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 Sig -- Use it this time around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shadow tumb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ctor Scoobie's baffled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FA - What if I fuck it 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Ability To Wipe P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tchconnection possibly compromised or cau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ing Nucleus userna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would you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ulling money off card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s dont know what security i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majojav--securit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 #6 from BB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Invites Insi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ck bitchass nucleus law enforem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WN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lcome to OUTLAW and leave the scamer-op behind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SION 4 - Please rea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security features of OUTLA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ting up auctions -- FALLING PRIC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st purchase - cant log 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EZOR is ready to bu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urce code leak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for vendors - infos fÃ¼r hÃ¤ndler - please read - bitte lese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gui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guid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nown Dodgy Vend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NACEA SUPPORT TEAM GUIDELIN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16: bad-txns-in-belowout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HINTS AND TIP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NACEA BUYER/MEMBER GUIDELIN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NACEA VENDOR GUIDELIN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 Secure Emai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SA: Stop doxxing yourself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another user requesting some setup guidance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eating a VM the right wa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First. Or Second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Forum Password Tip**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up Ques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SU student caught w/ kilo of M1 (2012) &gt;&gt;&gt; Charges dropped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people effectively "live off the grid?"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selling EVERYTHING on the SR illega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SU student caught w/ kilo of M1 (2012) &gt;&gt;&gt; Charges dropped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ws,LE Germany - Deutsche Gesetzgebu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to cali, How much money can I carry on me without raising suspic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R Related bust in Holland: XTC Expre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d as armed, dangerous, and suicidal - need advice/opinio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MAIN SILENT - Even the innocent should exercise their right to the U.S. 5t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ul Goodma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about a thread on security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SU student caught w/ kilo of M1 (2012) &gt;&gt;&gt; Charges dropped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wyer Up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ed Prescription Labe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oretically, selling two precurs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to do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to cali, How much money can I carry on me without raising suspic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ffering risk profiles of small time SR pharma seller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las", said the shoemaker, "woe" said the clothstitcher~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selling EVERYTHING on the SR illegal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neyPak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uters: U.S. directs agents to cover up program used to investigate Americans <text:s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reference] NCIC - National Crime Information Cent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SU student caught w/ kilo of M1 (2012) &gt;&gt;&gt; Charges dropped???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g $$ question..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RGENT TAILSOS PGP KEY HELP 1BTC REWAR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not import public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etaprogramming Encrypted Webserver Compiler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ly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R refuses keys made with gpg4win 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only makes private PGP key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mat problem importing users key from the profil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droid, tor and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?? Need help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ings About PGP You May Not Know: Your Ciphertext Can Identify You, Friend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for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 without pgp key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ifferent Public PGP Key, Same Fingerprint and Key ID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keychain access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re a tutorial for PGP on TAIL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tter ways to tumble the coins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pm on forum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ansfer Priv key to new PC-no usb+no Kleopatra-using GPA only-possibl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ad to reformat-How do I keep my PGP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nyone spare an XP key?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rivate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message from myself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key encryption from 2048 to 4096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decrpyting from GPA - help reques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fficial Thread to Post Public PGP Key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ob PGP in french 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hange allowed actions for a RSA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Installing TrueCrypt on 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umb newbie question - messaging without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new 16384 bit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able to Import PGP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he fuck do I get my public pgp key USING KLEOPATRA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for Mac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'm REALLY struggling to install and use PGP on a Mac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exactly does one "Encrypt with vendor's PGP key"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... any recommendations pleas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ite-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chineElves are now using 4096 RSA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lose to understanding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ignature Verification - need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help please, i know i know anoth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PGP Key: <text:s/>No Private Sub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password securit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help need please .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and PGP private keys on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create a new 4096 pgp key pair in tail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igned PGP Message Verfies as "BAD" but gives correct user nam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rror with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/Mail client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phone pgp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dea for PGP site, shoot me down if you like! Only an idea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 careful how you name your gpg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changed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ybody wanna help me with gpg4usb...I broke my USB today :(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alized I made a 2048 key for GPGtools(Mac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able two-factor authentication using your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ARNING: Using TrueCrypt is not secure as it may contain unfixed security issu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Video Tutorial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ob question on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 ASA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view my public key. I am using pgp4wi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iscussion Thread for Secrure Email Comms Using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4096 RSA Decryption Keys Hacked via Soun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"no key found"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stralia Law - Encryption and Plausible deniabilit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Javascript PGP Encryption Servic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laws mail email addresses and pgp in tail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 keys pleas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 while loggin in.. VENDOR NEEDS HELP SITE-ADMINS?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dummies. Someone please explain HOW TO in simple terms.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disadavntage of full disk encryption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ere to store PGP keys (and other data)? Safely AND convenient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avent seen anything about this so i will post it , about importing pgp keys 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ly PGP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NSA trying to HACK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ign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a PGP signature and how do I find min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Linux, please help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onix is such shit software now its erasing all the pgp keys store inc mi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est your PGP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t import Private key! Please Help m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keeps force dismount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PGP public key plz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 while placing an ord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... PGP will not decrypt <text:s text:c="2"/>" Decrypt Failed (operation canceled ) code = 9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TrueCrypt Audi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nually inputting PGP key - help pleas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Skype's built-in encryption saf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big elephant in the room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golder.com as PGP tool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expected GPG difficultie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 1.2 <text:s/>pgp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No Data" trying to decrypt a message in PGP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oking for help sending and receiving PGP messages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making new key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onix on Virtualbox / pgp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c OSX 10.6.8- HOW THE HELL do I make PGP work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: <text:s/>Full Disk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ardening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7.1a compiled to match the official binari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 help pleas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PDATED:How to change your PGP encryption sub-keys without changing your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Question - destroying public key and creating a new 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ing corrupted private PGP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 in tail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take my pgp file from old lapto to new 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da's PGP guide works I'm proof read, learn it, love it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ave address to "not-well-known" vendor via PGP. <text:s/>Should I be concerned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howing friends how to use BTC/PGP/then SR to order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ive my public key to a vendor with PortablePGP?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mbed image in PGP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ROBLEM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Connectivity - Unexpected Error ??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hrea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What to do with vendor's key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Auto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Just a simple PGP question...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 Lesson on the Improper Use of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Vers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ew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 few words on the life of a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moving OS info from PGP keys/ms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decrypts as gibberish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ny One Test PGP With M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PSEC: Collection of Tutorial &amp; Research Info: PGP, Tails, Whonix, Data, + mo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pying pgp key help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lays, I2P, TrueCrypt, misc.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king sure I have PGP understood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the encrypted quick ti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app for Google and Apple phone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't start gpg4usb in linux, Linux wizards please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l my encrypted PM's vanished? 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uble the encryption, double the fun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OsX users 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arknet/SR Videos for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.....so close !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bout the key expire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searchers-crack-4096-bit-rsa-encryption-with-a -microph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b encryption facility that is portable between windows and linux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eone explain what signing and verifying is in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new 16384 bit rsa pgp key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 some reason my PGP key just stopped working and need some help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he go to now truecrypt is d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ull disk encryption on a mac... but wait...plz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ject to have truecrypt audited for the first time under wa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ewbie. Windows. Talke me through it. PLEASE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! Help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key label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uper noob topic help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disk image on laptop hard driv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 please.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<text:s/>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essage to all Non-PGP users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TF big PGP problem!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nd me an Encrypted message plz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licting information, pls help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ce again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ease : One question For PGP <text:s text:c="3"/>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yone have any thoughts on "Tomb" encryption softwar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ny one help with PGP Usb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...problem w keys using GPG4USB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y can't I get my PGP into my profile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ent Windows Update Breaks TrueCrypt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es the PGP and shipping thing work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hanging email address with GP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yself and others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transfer private key to my new comput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/Wallet on Mac O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ndows 8/8.1 wants to backup your encrypted key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key import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infuriat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ecrypting MY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ing pgp private key from dif. comput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a customers public pgp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/easiest to use pgp for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ping Macbook Pro R clean and only use windows7 - TRUECRYP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ing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ther reason to avoid 3rd party Online PGP sit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e should use bitmessage ... here's why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Andromeda Group issues new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Guid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ma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hen installing a O/S, using multiple internet connection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version of PGP do you us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ere does gnu store its key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Tails???? Issu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tting gpg4usb on a 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yone familiar with APG? I need help creating a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Phones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needed getting error message ,any clued up IT around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transfer my private key from windows to tails to use pgp the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mand line gpg - easier than shi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changing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when encrypting text with GPG Keychai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nightma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cret key and message decryption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ub Keys - How does one Add/Change Key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and pgp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use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wning past whole disk encryption [A Guide]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hould I ditch truecrypt for bit locker or no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: How to use PGP in Tail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essed up on the two-factor authentication using your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/GPG Email Addresses. YOUR DOX IS ELIGABLE TO BE LEAKED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ARNING TRUECRYPT NO LONGER SECU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audit -- "no evidence of backdoors" or malicious cod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/GPG4win <text:s/>[Tutoriel-FR]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can I find the pgp keys I generated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Best PGP (GPU client)?? - I need one (HELP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Fundamental Principles Illustrated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download offlin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oncer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Tail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Truecrypt Windows O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market" PLEASE remember to send your public pgp key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config fil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eone send me a message to test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impossible to sign a message when you only have your public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Kleopatra Question - Importing/Exporting my private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dvice please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 this with each vendor's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GIN BEFORE A LOGIN FULL DISK ENCRYPTION MAC REWARD IF CAN ANSWER M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keeping my GnuPGP and keys when formatting my H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Error comes up when trying to decrypt messge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need help understanding my encryption failur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c user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r new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- Secret Key not decrypting right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decrypting PGP messages; "Decrypt Failed Error=0"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 encryption algarithms?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've got a memorized key set, do you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coustic Attack on 4096 RSA keys - full key extrac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each me more PGP trick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keys with mingw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est my key please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ublic computer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y Do Some of You PGP Sign Insignificant Message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creating a PGP public key in Tails 1.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ndows GPG Clien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eople ESPECIALLY SELLERS using REAL gmail accounts for pgp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sign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, Macs and PGP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 on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have something to say about PGP, and idea for new sit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witching to linux. need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oring your private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c / PGP Francoph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D Cards And TrueCrypt,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ld PGP key - should I be concered?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messages worked fine until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tiquette (did i spell that right i dunno i'm tired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infiltrating encryption software companies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eas stop misusing your PGP signatu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Help Is Here! Stay safe with everyday tasks on your beloved mac ;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lient side inline PGP support for markets forums et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updated pgp &gt;help needed / import failed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 is it legal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laying u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PGP for Mac User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lackphone: Encrypted communications.. real deal or a NSA ploy to sp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pgp program for a MAC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 driving me crazy. Can anyone help me? Free weed to anyone who can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Advisory: Every one should be upgrading their PGP to 4096bi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a USB flash drive to keep sensitive info on? Why not encrypt it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username vs sr name frusta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how do I true Crypt my hd running window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's PGP key won't impor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ob PGP user needs to tes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LL DONATE FOR PGP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pgrading TOR and PGP on Tail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ing Public key block from SR forum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 am stuck but almost ther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/GPG Prim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CC - Elliptic Curve Integrated Encryption Schem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igning proper times to us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ick question about my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nuPG v1? - need help creating pgp keys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key in SR Accoun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Master Key Extraction and Volume Identifica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wo stage verification pgp confus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your address with PGP cod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updating their PGP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ob guide for setting up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lackphone: Encrypted smartph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who dont encrypt sensative informa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 Hard Drive...whats the point when ....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: Revoke your hacked PGP keys now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uide to PGP Step by Ste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PGP on Mac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***Recommendations for a PGP client?***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Testing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question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Audit And Microsofts NSA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nuPG Failed To Import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cientists Extract RSA Key From GnuPG Using Sound of CPU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idgin Mac help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Master Key Extraction and Volume Identifica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with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broke!!!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refusing to work on TAIL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a little help with GPA encryption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dromeda Geoup Changing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mail Address Metadata: Pay some damned attention, pleas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 importing PGP keys from GPGtools on Mac into TAILS with persistenc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ave all mods here that were on old SR verified themselves using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arning message question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gp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tutorial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<text:s/>New stable Release 0.3.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mmended pgp bit key securit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uld somebody help me with a PGP problem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uld someone help me here?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is pasting with spaces inbetween each lin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there any working text encryption apps for Androi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ding a recipient for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umb question about PGP private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pissing me off agai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Figuring Out How to Do PGP for Ma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with pgp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t up PGP on a Mac. Simple guid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ustomer sent their private key in txt instead of thier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ecryption failed no secret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ckup the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witching to Tails OS, importing PGP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ompromised now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 - Thanks Yoda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trength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Make your PGP key work harder for you (pt 1 : PGP key = business card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igning a PGP encryption a good idea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not working on Mac but works on PC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t open my pgp shortcut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hould I generate a New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ing private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pplication: which is better: bundled with tails or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ed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z help with pgp on tails before i brake the system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Truth About Using PGP - The Definitive Guid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recieved message from POLICE HERE !!!mayb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ing a Shortcut that Runs PGP+Tor in One Click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nding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GPG4USB same as GPG4WIN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tential to attack PGP with current security implementation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y YOU MUST En/Decrypt GPG "Air-gapped" - From the NSA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ve Colbert? Hate the NSA bribing RSA to weaken Encryption? Sign the petition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Keyboard Shortcuts to help thwart Keyloggers/Screencaptur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. ...baffling. ...any suggestions?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Newbies (How To GPG4Win) &amp; Why it should be manditor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annas New GPG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find my public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Facebook &amp; Stripe to donate 100 thousand to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ustomer sent their private key in txt when they should have sent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PDATED! New versions of GPG released to fix possible denial of service attack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and luk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rname Password error, decode pgp msg then ent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Agora How to message us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, updated versions of PGP released!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Public Key Testing Area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 careful how you name your gpg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servers and IP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text files so if I am busted LE wont be able to read anything?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How does one create a PGP public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r GnuPG 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with multiple keys? Dafuq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passed security audi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Upgrade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Key Testing Area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able to import PGP to tails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ustomer: Different PGP Keys for different Market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es one create a PGP public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Virtual Windows 7 with TrueCrypt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PGP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distrubing trend of PGP sign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ALPHA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he HUB's PM system instead of a E-mail address.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deleted my PGP key by mistak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install gpg4usb on linux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ull Disk Encryption with gbd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LE possibly trying to match me to my past vendor account with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GREAT SIM HEIST HOW SPIES STOLE THE KEYS TO THE ENCRYPTION CASTL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 encryption for Yosemit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to pg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EMPEST for secure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rueCrypt back from the Dead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de Eas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APG app for pgp messagin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s to truecryp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secu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 with new O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guys manage your PGP Private key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PGP incredibly importan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: RSA/RSA keys vs Elgamal/DSA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change the name of a PGP key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Key Testing Area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B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How to encrypt text files so if I am busted LE wont be able to read anything?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VED: The Worldâs Email Encryption Software Relies on One Guy, Who is Going Brok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: PGP encryption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y one have any suggestions on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 Crypt - Open source Disk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ease: One question for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to PGP and want to test out if i can decrypt a message properly! Help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re problems at SR, forums this time: PGP apparently broke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wo Researchers Claim To Have Cracked a RSA 4096 Bit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Apps for Phon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essage timeout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TOR &amp; PGP 4096 RSA (Step by Step Guide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 (I know, sorry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b encryption facility that is portable between windows and linux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Key Testing Area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import pgp keys on Hub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oughts on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quest PGP tes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how to x-fer my pvt key from one program to another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Hub PGP Club (Read OP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secu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importing keys on gpg4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f you need Truecryp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learnet PGP encrytion/decryption and PGP key size ques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onfus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OPSEC] I'm sending virus PMs with PGP?! HELP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? Accidentally posted private key like an idio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asswor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- Android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rofile Signatu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message is 23 pages long! and it is only 1 page of text :(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rial thread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find my public key again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my profile help pleas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my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will not generate a key larger that 3072..but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ke higher then 4096 bit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en when i copy/paste a PGP to TMG i can't open anymor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protect your informa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ll PGP on Utopia be automatic like BMR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ersonal Security using Tor/Tails/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ymantec Encryption Desktop Professional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&amp; Connection - Admins only 1024 / 2048 bit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, PGP, and Bitlocker No Longer Safe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TOR &amp; PGP 4096 RSA (Step by Step Guide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elete pgp-info, possible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linux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Â»Â»Â» EASY 4096 PGP (Step by Step Guide) Â»Â»Â»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signing pgp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ading PGP on raspberry Pi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using BMR PM encryption vs. your own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M encrypte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CL bubbling problems ($150 reward for help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ull disk encryption in Ubuntu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ood / Trustworthy encryption softwar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om SK Forum i report this thread interesting on PGP / GPG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ice GUI for linux pg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decrypting vendor's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*IMPORTANT* password vs passphrase for personal OpSec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TTER CALL SAUL!!! <text:s/>Lets talk lawyer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manually installing hauwaii 3g usb modem on linux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tries to force release of encryption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unning OS from encrypted sd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uide to hardware data storage/encryption/mobil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linux file system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cerned about private key being linked to my public ke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 way to encrypt a tablet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pinion on using those self destructing message websites over SM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urvey: how many of you change your hostname when using public APs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CQ-OTR Offline Message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ully encrypt w7 using truecrypt and then file container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 Question about laptop encrypt and general safet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yberDust &amp; SureSpot for Encrypted IM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onix Kpgp "The encryption failed with error code 2"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 kali USB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droid Encryption and Security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arning -- Don't use "pgp.mit.edu" for your PGP keyserver! Heres why-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ave problem with truecrypt 7.1a, help!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indows subject..anyone "Not genuine" messag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lling all Truecrypt/FDE fan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Mac OSX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ux beginner configure help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sting using small webservers in public location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text files so if I am busted LE wont be able to read anything???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Dummie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ings About PGP You May Not Know: Your Ciphertext Can Identify You, Friends.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all my Keys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TOR &amp; PGP 4096 RSA (Step by Step Guide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arddisk encryption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n pleads guilty to playing key drug site role (Flush a.k.a. ChronicPain)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back doors RSA encryption 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please anyone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- PgP applet ... <text:s/>where did it go?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learnet and darkne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ow To Set Up My Own I2P and Onion Site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Electrum onion servers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Done with the Darkne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Creating a .onion site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.onion hosting provider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Future of darknet markets: DHT based P2P e-commerce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ow to register and host onion site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Darknet Machine &amp; VirtualMachine OS's - Discussion, Questions &amp; Recomendation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Onion Hi-Rez Picture uploader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Warning Darknet Market take by LE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MOVED: What is the #1 use for darknet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One of the Most Notorious Darknet Pedophiles Gets Busted By Using IRC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onion vs clearnet tracing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.onion site hosting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Remember who caught the DEA and SS agents recently arrested for Darknet profit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UPDDATED! README if you run a Darknet site! 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NSA has planted Surveillance software deep into hard drives <text:s/>Kapersky claim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ttps://onion.cab/ <text:s/>save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Onion template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MOVED: Size of darknet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ow can I make secure onion site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Best Laptop for Darkne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Best Laptop for Darkne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Meet Darknet Bitmixer.IO!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Best / most reliable directories on the Darknet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MOVED: Does any conceivable bad thing happen on the darknet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[onion domain and server]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Need onion image uploader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y examples of them busting darknet weed vendors?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<text:s/>Meet Darknet Bitmixer.IO!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Communicating in the Darknet World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Other Darknet Market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FIRST TIME DARKNET ORDERING AND GENERAL VENDOR INFORMATION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completly new to silk road just need a few questions answered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ocalbitcoins now requiring photo ID for large purchases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ing your real identity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Warning: Verifying BitStamp/MtGox with digital ID scan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eding to prove ID to use localbtc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Safe to scan computer with memory stick in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Torbundle 3.6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nyone w/ experience using US FAKE ID'S or any illegit Driver's licenses??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o ATMs Scan Serial Numbers of Money Deposited &amp; Withdrawn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Details About the Utopia/BMR Bust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Obama Administration Launches Plan To Make An "Internet ID" A Reality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on photo id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User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ittylicious limit and my identity....question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icense plate look up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o (Valid) user Id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t neutrality &amp; internet ID#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ailbox flagged, openeing a new one, but . .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+ Fleeing The Country + Information About ID's + Passports + etc <text:s/>+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Strategy for counterfeit license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Wired Article about New NSA De-anonymizing Technique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s there a push for Unique CPU ID'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assport questio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UK driving license - where to buy? - NOT SCA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'm new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ore snowden docs worth reading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ooking for passport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and SCAMMED by the QoC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seller!!!!!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ive us a chance!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ello,everyone.where can u buy apple id or other database?thx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market***http://abraxasdegupusel.onio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ooking for stolen or forged EU docs. (Passports, DL, etc..) Hard copy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m new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iking the New-layout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Longkey ID to Public Keyblock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i new here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and SCAMMED by the QoC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Zeland Vendors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exican federal ID Templates / Plantillas para hacer crendenciales del IFE! 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and SCAMMED by the QoC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OVED: New market - Revolver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UK vendor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market registrations open http://p h i sh ing.onio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entity of SR mole revealed -- Cirrus is Jared Der-Yeghiaya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Writing Identity Protectio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user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Ohio License - Best Seller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YOUR IDENTITY 2014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ssn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me Depot checking ID at self checkout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tal mistake when using RDP, is my identity leaked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lockchains new .onion site down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laptop + how to make windows 8 safe to use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Safe to scan computer with memory stick in?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reendot/Netspend SSN Block - possible warning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EEPBAY MARKETPLACE - THE NEW WAY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use search.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google it safe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How police search a house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How easy is it for a cop to get a search warrent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upreme Court Takes Up Police Power to Search Cell Phone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darknet search engine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FBIâs search for âMo,â suspect in bomb threats, highlights use of malware for su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Traffic cameras, can they read your plate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arch Warrant Based on LE Finding Package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NSA tapping Google datacenter fiber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arch warrant UK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arch Warrant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how LE will search your house without a warrant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UK- Can police obtain search warrant on text messages alone? 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Has anyone had their internet traffic sniffed by their ISP's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Desktop/server to be able to search trough a lot of files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MOVED: Best Search Engine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Blackhat SEO and Facebook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MOVED: SEO for the onion website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[OPEN TODAY] New forum board International - MARKET COMING SOON - STAFF SEARCH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[OPEN TODAY] New forum board International - MARKET COMING SOON - STAFF SEARCH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New search engine exposes the dark web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Insider information? Shares, sports tips &amp; anything rigged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Grams - Search Multiple Dark Net Market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urfing on google chrome while logged in at forum/SR ?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â 5$ â FIND ANY ACCOUNT WANT â PROFIT OFF of A GOOGLE SEARCH â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Unusual traffic from my computer detected :/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Question about Search Warrant after CD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Question about Search Warrant after CD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Automatically Randomly spoof your MAC address on a Mac ***v1.2.2***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is the best e-mail program to use for securit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ww.safe-mail.net - invalid security certificat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ould be considered personal quantities?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pyted sr1 address info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mr forums seiz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r searches -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 question about CDs and signing for pack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seized - LE at the doors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need to sign for a package (please answer my questions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Safe-Mail down/not working for you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BC stopped withdrawls in UK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reason why Australian customs are cracking down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Pirate Bay Arranges Its Servers In An Ingenious Way To Avoid The Poli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SA tracking cellphone locations worldwide, Snowden documents show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box theft - how to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do you guys think about these news/article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range occurances with pack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deas for super stealthy stash spot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F location track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 experience with turkish custom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Closed -- Thought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standard procedure when stopped and searched because of dog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ddit AMA: USPS Mail Handler - Parts 1 and 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re you only in legal trouble if you OPEN the packag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 box, using other addresses etc. delivery hel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uyers give us vendors you insight!!!! ***POLL***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legality of buying Modafinil in the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olice raids (UK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 couple of things you may not know about safe 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uld my "Customs Charge/Fee to Pay" note be some new form of LE tricker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mail servic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es the real SR2 sign up require a pin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lling Boeing 777 in International Wat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sr making an orde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dealers dealer got a "love letter" should I avoid contact/purchasing mor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ying to setup Claws-mail with my Safe-mail account; help pleas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one having trouble loging into safe-mail.net recently?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 lawyer cannot lie in cour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Counter Narc Team in UK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Option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SS Mail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d if some undercover FBI agents were reaching for buyerâs address as sellers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bout getting new wallet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ited States Postal Insection Letter - Order Seizured - Help/Answer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poofing MAC address on OS X 10.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MILK will expose your address in plain tex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order Force Seizure Letter -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held by shipper indefinitel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one Use Safe Deposit Box(es)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dvice on shipment track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umble round numbers through shared send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would on recieve a package from a vendor that does not ship to your countr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crypting mail with gpg4wi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Dark Mail Allianceâ - Lavabit And Silent Circle Join Forces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anonymous e-mail?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 Users Please Rea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-WARNING- safe-mail.net, not so saf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ack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eds track attorney-client communications via mail intercept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lantos mail down? And wh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ccepting RX pills in the mail that you have a script for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ractices for getting MJ and MDMA onto cruise shi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 Not Saf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ocalbitcoin not letting me sen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s anyone ever had a package seized by L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access html links via safe-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lkroad support have no fucking idea. Its nearly 2014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*Important** List of .onion mail provid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SHITLIST] Vendors who use e-postage [/SHITLIST]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love letters.. how fucked am I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happened to Shared Send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cigarette in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couple grand through the mail from a friend, is money order saf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happens if your address is red flagged and they seize a shipment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Vendors Ship Slightly LESS than a Gram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house searches conducted in the UK - Best place to hide stash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I need to burn my dro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re Sample Giveaways LE address hunting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untry laws/customs info pinned a good idea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estival stealth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flagg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to order using SR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be spoofing my MAC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mestic orders, addres flagg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Hand to Hand Transaction ti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fore I order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1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ockchain blocked my ip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Post to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lent Circle and Lavabit form The Dark Mail Alliance, 'Email 3.0'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Vendors Beware - NCA flexing its muscl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domestic mail subject to any scrutiny or is it basically risk fre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ould happen if something was snagged at customs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 got my drop address raided - should I out him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ocalbitcoin / Blockchain phishing 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al name or Pseudonym for Shipp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with a method of how to ship anon from US - internation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one in australia have something seiz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mail is reading your content of your mail !!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ee vendors, tree orders, tree reships... no arriv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 they do controlled deliveri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had a mail from a scammer and need advice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.S. Only - Packages with small amount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numbers for Australia domestic express shipping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need to cancel an order of sr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 all our stolen coins are causing the price to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ail + mac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rror 1006: (blockchain.info) has banned your IP address ()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ferior p o box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SA intercepting electronics packages to install backdoors in hardwar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 some vendors have a gmail address list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garding Safe-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ages never showed.. what now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rolled Delivery vs Raid Question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hances of getting one pakage by custom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RY Urgent shipping issu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someone PM me fc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 Compromis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the dangers of using Tracking Number to check on shipping statu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ly Checking Tracking Number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.P Tracking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.net question.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o like's the idea of using Litecoin(LC)as a alternate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TTENTION ALL VENDORS: POST OFFICE <text:s/>POLICE &amp; K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for multiple vendo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y for shipp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: use Bold/colored Font, Smileys, &amp; Safe-Mail without enabling JavaScript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ich is a good anonymous mail to us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aws Mail leaks plaintext of encrypted emails to IMAP server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location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my address flagg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ich is a good anonymous mail to us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tmessage e-mail service may be compromise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actic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upload a large file that you sell anonymousl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Vulnerabilities in Banks and Airlin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p address next to my post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police ta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identifying a GPS Tracking device found underneath the frame of my ca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ich is a good anonymous mail to us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has anyone had problems or been confiscated ordering domestic? us to u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Why the 20 post rul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Most North American Vendors don't use express shipping as an option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HTTPS-crippling attack threatens tens of thousands of Web and mail serv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Regular address or PO Box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first post on The Hub.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wer of attorney if wife signs for packag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ere do vendors promot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ship large packages are dangerous to order from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What is considered "Good Stealth?"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irst order on BlackBan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n't order from medibud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s a buyer, getting a "postage due" slip - next ste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you send a PM in agora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UTCHMAGIC &amp; the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igarettes to the UK??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or domestic safe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identifying a GPS Tracking device found underneath the frame of my ca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Evo deliver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ere to ship my purchses?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 acting suspicious/burn drop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Your move, 3-letter agenc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needed - Orders Miss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Does anyone use Claws Mail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vendors ship goods to customers in other countri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ternatives to "postal smuggling" for shipping - An personal idea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VED: Ross Ulbricht trial *post articles here*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ayed package from NL? How does their post work? When will I receiv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DMA and XTC pill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 isn't Saf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 isn't Saf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 Box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curious how often everyone else gets orders... <text:s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a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i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 / Delivery Locations / PO Box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OPSEC] USPS Mail Covers program - Vendors know about this right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: Share Files Safely &amp; Anonymously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: Share Files Safely &amp; Anonymously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ing IRL names/address/private messages on Utopia-BAN USERS PLEAS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 message box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tup A Drop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 shipping metho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e Will Be Offering Re-Shipping Service For Vendo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ST OF ANONYMOUS E-MAIL SERVICE PROVID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Info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ong does safe mail keep our messag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aws 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, how do I find on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danger areas for smuggl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delivery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ccidentally pressed send with my unencrypted informa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to do if in escrow and package is empty = disput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Drop Hous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ccessing tracking info with chrom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one with experiences shipping to Brazil? **late-2014 onwards**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 UK BANKS NO DROPS, MAKE Â£3K+ EVERY FEW DAYs ââTUTORING SESSIONââ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HL Dro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drop address advice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lling UK NON VBV Shop That Ships Electronic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014 ALL-IN-1 KARDING PACK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Status Delayed for a few day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es anyone have Hiniguel's shipping guide(s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pdated 1.2 AUSTRALIAN MAIL DROP GUIDE OUT NOW!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use raided by UK police - experienc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&gt; UK Domestic - Anyone ever encountered any issu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FIND A DROP AND STAY SAFE - 31 p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burn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the best way to get UK DOB..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inding good quality fullz (full name, dob and address) -10 GBP-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H9's All In One Xmas Package Speci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eed home vs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$500 a day Facebook fan page money maker [PRICE DROP]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question , will it be in front of door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PO Box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y info on CCTV (UK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changer/spoofer for mac pleas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inding a Drop in Canada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someone teach me about forever priority stam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Flagg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ock order with unencrypted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loca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uld someone familiarise me on PO BOX'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possible intercep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big delays 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 hel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Ques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can i find someones date of birth , useing address and email ?(uk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xyescort what do you think? legit or not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ail services as drop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TTENTION VENDORS: Please DO NOT send (test-samples) to buy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Vendors watch Border Patrol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seized, need some advi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- Tracking Label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y have found perfect drop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irtual Office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address, how to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safet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tic ip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International Packages by Customs. PSA: CHANGE YOUR STEALTH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spiracy to receive a controlled substance /w intent to distribut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P address spoof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of getting a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ue Box ques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vernment seizure of comput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spose of Pack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 Message from USPS.GOV <text:s/>***** <text:s/>Vendors and custys take heed !!!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OBT laundering (UK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 Gandesh Reveals Name and Address of Customer on Forum Today 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mail drop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ordered something from canada with tracking. but nothing show u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-mail Servi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issu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 - merchandise to remove the postal agenc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essages still visible after order complete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communication from distant locations recomendation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. ordering another packege before the first one arriv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a WU anonymousl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 status not updated US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ould LE let through a small order on purpose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ong to use a dro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have to change mac address on virtual box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-mail.net no longer accept free registra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-mail &amp; web hosting on the dark-web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poof mac address of 3G dongl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roperly use safe-mail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NOT ORDER if the mail passes through Romania and Hungary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M Virtual Box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you send sensitive information to vendor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drop guide on evo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vate Mail Boxes (PMB) the best way to go? And the best Rat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acle virtual box. HELP!!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HELP] Retrieve the package totally remaining anonynemen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lette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 Confirmation: How do I do it safely and anonymousl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an address from an I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avoid Address Security service from sho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usiness Drop needed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rket demands complete tracking info..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Fuck Oracle VM Virtual Box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drop metho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W pos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âs is THE recommended place on the DN to post imag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nesty International's Mutant Font! (Posted on the Hub too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âs is THE recommended place on the DN to post image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Vulnerabilities in Banks and Airlin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4 Orders didn't arrive to West EU. Crackdown in Germany the reason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read For AGORA weed vendors USA Domestic shipping onl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e-mail servi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ins vanishing and orders cancele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Vendor Questions on Postage and Gener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ack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Virus makeing the rounds again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 order arrived - whats going on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t is posible have tracking without signing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order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argets Based on I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cessing and Delivery Timefram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a bulk order as easy to deny as a personal amount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muggling into burning ma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spiracy to possess a controlled substan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CLUSIVE: Snowden Level Documents Reveal Stealth DHS Spy Gri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ther BMR gun vendor busted!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SO: IV filter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'm looking for someone who can give me guns 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MOVED: Homemade Bong sales (custo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EA and ATF planned to moniter vehicles parked at gun show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'm looking for someone who can give me guns </text:p>
          </table:table-cell>
          <table:table-cell office:value-type="string" calcext:value-type="string">
            <text:p>Weaponry &amp; Explosi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9:59:35.514886765</meta:creation-date>
    <dc:date>2020-07-08T19:59:49.945789939</dc:date>
    <meta:editing-duration>PT15S</meta:editing-duration>
    <meta:editing-cycles>1</meta:editing-cycles>
    <meta:document-statistic meta:table-count="1" meta:cell-count="11236" meta:object-count="0"/>
    <meta:generator>LibreOffice/6.4.3.2$Linux_X86_64 LibreOffice_project/40$Build-2</meta:generator>
  </office:meta>
</office:document-meta>
</file>